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55in"/>
    </style:style>
    <style:style style:name="co2" style:family="table-column">
      <style:table-column-properties fo:break-before="auto" style:column-width="4.4484in"/>
    </style:style>
    <style:style style:name="co3" style:family="table-column">
      <style:table-column-properties fo:break-before="auto" style:column-width="3.5319in"/>
    </style:style>
    <style:style style:name="co4" style:family="table-column">
      <style:table-column-properties fo:break-before="auto" style:column-width="2.8598in"/>
    </style:style>
    <style:style style:name="co5" style:family="table-column">
      <style:table-column-properties fo:break-before="auto" style:column-width="1.078in"/>
    </style:style>
    <style:style style:name="co6" style:family="table-column">
      <style:table-column-properties fo:break-before="auto" style:column-width="1.1244in"/>
    </style:style>
    <style:style style:name="co7" style:family="table-column">
      <style:table-column-properties fo:break-before="auto" style:column-width="0.420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82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s" fo:country="C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foto</text:p>
          </table:table-cell>
          <table:table-cell office:value-type="string" calcext:value-type="string">
            <text:p>titulo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latitud</text:p>
          </table:table-cell>
          <table:table-cell office:value-type="string" calcext:value-type="string">
            <text:p>longitud</text:p>
          </table:table-cell>
          <table:table-cell office:value-type="string" calcext:value-type="string">
            <text:p>an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01-Playa-Naranjo-a-Volcan-Orosi-aerea-1988.jpg</text:p>
          </table:table-cell>
          <table:table-cell office:value-type="string" calcext:value-type="string">
            <text:p>Playa Naranjo a Volcán Orosí aérea</text:p>
          </table:table-cell>
          <table:table-cell office:value-type="string" calcext:value-type="string">
            <text:p>(Izquierda) Volcán Cacao (derecha) Cerro el Hacha (Izquierda)Argelia Centro Abajo</text:p>
          </table:table-cell>
          <table:table-cell office:value-type="float" office:value="10.7715069654" calcext:value-type="float">
            <text:p>10.7715069654</text:p>
          </table:table-cell>
          <table:table-cell office:value-type="float" office:value="-85.6607866287" calcext:value-type="float">
            <text:p>-85.6607866287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02-Carbonal-1988.jpg</text:p>
          </table:table-cell>
          <table:table-cell office:value-type="string" calcext:value-type="string">
            <text:p>Carbonal</text:p>
          </table:table-cell>
          <table:table-cell office:value-type="string" calcext:value-type="string">
            <text:p>(parte mas sur del sector Santa Rosa)</text:p>
          </table:table-cell>
          <table:table-cell office:value-type="float" office:value="10.7591119088" calcext:value-type="float">
            <text:p>10.7591119088</text:p>
          </table:table-cell>
          <table:table-cell office:value-type="float" office:value="-85.6585121155" calcext:value-type="float">
            <text:p>-85.6585121155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03-Camino-a-playa-naranjo-1988.jpg</text:p>
          </table:table-cell>
          <table:table-cell office:value-type="string" calcext:value-type="string">
            <text:p>Camino a playa Naranjo</text:p>
          </table:table-cell>
          <table:table-cell office:value-type="string" calcext:value-type="string">
            <text:p>Sector Oeste, Sector Santa Rosa</text:p>
          </table:table-cell>
          <table:table-cell office:value-type="float" office:value="10.8067499833" calcext:value-type="float">
            <text:p>10.8067499833</text:p>
          </table:table-cell>
          <table:table-cell office:value-type="float" office:value="-85.6481480598" calcext:value-type="float">
            <text:p>-85.6481480598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004-Camino-a-playa-naranjo-1988.jpg</text:p>
          </table:table-cell>
          <table:table-cell office:value-type="string" calcext:value-type="string">
            <text:p>Camino a playa Naranjo</text:p>
          </table:table-cell>
          <table:table-cell office:value-type="string" calcext:value-type="string">
            <text:p>Sector Oeste, Sector Santa Rosa</text:p>
          </table:table-cell>
          <table:table-cell office:value-type="float" office:value="10.8048951906" calcext:value-type="float">
            <text:p>10.8048951906</text:p>
          </table:table-cell>
          <table:table-cell office:value-type="float" office:value="-85.6473755836" calcext:value-type="float">
            <text:p>-85.6473755836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05-Camino-a-playa-naranjo-1988.jpg</text:p>
          </table:table-cell>
          <table:table-cell office:value-type="string" calcext:value-type="string">
            <text:p>Camino a playa Naranjo</text:p>
          </table:table-cell>
          <table:table-cell office:value-type="string" calcext:value-type="string">
            <text:p>Sector Este, Sector Santa Rosa, Quebrada Costa Rica en Centro</text:p>
          </table:table-cell>
          <table:table-cell office:value-type="float" office:value="10.8283743329" calcext:value-type="float">
            <text:p>10.8283743329</text:p>
          </table:table-cell>
          <table:table-cell office:value-type="float" office:value="-85.6363892555" calcext:value-type="float">
            <text:p>-85.6363892555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006-Rio-Calera-1988.jpg</text:p>
          </table:table-cell>
          <table:table-cell office:value-type="string" calcext:value-type="string">
            <text:p>Río Calera</text:p>
          </table:table-cell>
          <table:table-cell office:value-type="string" calcext:value-type="string">
            <text:p>Camino a playa Naranjo arriba. Sector Santa Rosa</text:p>
          </table:table-cell>
          <table:table-cell office:value-type="float" office:value="10.8370573559" calcext:value-type="float">
            <text:p>10.8370573559</text:p>
          </table:table-cell>
          <table:table-cell office:value-type="float" office:value="-85.642772913" calcext:value-type="float">
            <text:p>-85.642772913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007-Area-Administrativa-Santa-Rosa-1988.jpg</text:p>
          </table:table-cell>
          <table:table-cell office:value-type="string" calcext:value-type="string">
            <text:p>Área Administrativa Santa Rosa</text:p>
          </table:table-cell>
          <table:table-cell office:value-type="string" calcext:value-type="string">
            <text:p>Corral de piedra sector Santa Rosa</text:p>
          </table:table-cell>
          <table:table-cell office:value-type="float" office:value="10.8392702219" calcext:value-type="float">
            <text:p>10.8392702219</text:p>
          </table:table-cell>
          <table:table-cell office:value-type="float" office:value="-85.617788136" calcext:value-type="float">
            <text:p>-85.617788136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008-Area-Administrativa-Bosque-San-Emilio-1988.jpg</text:p>
          </table:table-cell>
          <table:table-cell office:value-type="string" calcext:value-type="string">
            <text:p>Área Administrativa Bosque San Emilio</text:p>
          </table:table-cell>
          <table:table-cell office:value-type="string" calcext:value-type="string">
            <text:p>A la izquierda sector Santa Rosa</text:p>
          </table:table-cell>
          <table:table-cell office:value-type="float" office:value="10.8207659433" calcext:value-type="float">
            <text:p>10.8207659433</text:p>
          </table:table-cell>
          <table:table-cell office:value-type="float" office:value="-85.549710989" calcext:value-type="float">
            <text:p>-85.549710989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009-area-oeste-bosque-san-emilio-norte-sector-santa-rosa-1988.jpg</text:p>
          </table:table-cell>
          <table:table-cell office:value-type="string" calcext:value-type="string">
            <text:p>Área oeste bosque san Emilio norte sector santa rosa</text:p>
          </table:table-cell>
          <table:table-cell office:value-type="string" calcext:value-type="string">
            <text:p>Sector oeste bosque San Emilio y norte área administrativa Santa Rosa</text:p>
          </table:table-cell>
          <table:table-cell office:value-type="float" office:value="10.8209556285" calcext:value-type="float">
            <text:p>10.8209556285</text:p>
          </table:table-cell>
          <table:table-cell office:value-type="float" office:value="-85.5481231213" calcext:value-type="float">
            <text:p>-85.5481231213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010-Oeste-Bosque-san-emilio-hacia-arriba-sector-santa-rosa-1988.jpg</text:p>
          </table:table-cell>
          <table:table-cell office:value-type="string" calcext:value-type="string">
            <text:p>Oeste Bosque san Emilio hacia arriba sector santa rosa</text:p>
          </table:table-cell>
          <table:table-cell office:value-type="string" calcext:value-type="string">
            <text:p>Sector Santa Rosa</text:p>
          </table:table-cell>
          <table:table-cell office:value-type="float" office:value="10.821693292" calcext:value-type="float">
            <text:p>10.821693292</text:p>
          </table:table-cell>
          <table:table-cell office:value-type="float" office:value="-85.5476939678" calcext:value-type="float">
            <text:p>-85.5476939678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011-Bosque-humedo-y-bosque-san-emilio-1988.jpg</text:p>
          </table:table-cell>
          <table:table-cell office:value-type="string" calcext:value-type="string">
            <text:p>Bosque húmedo y bosque san Emilio</text:p>
          </table:table-cell>
          <table:table-cell office:value-type="string" calcext:value-type="string">
            <text:p>Sector Santa Rosa</text:p>
          </table:table-cell>
          <table:table-cell office:value-type="float" office:value="10.8219251287" calcext:value-type="float">
            <text:p>10.8219251287</text:p>
          </table:table-cell>
          <table:table-cell office:value-type="float" office:value="-85.5474150181" calcext:value-type="float">
            <text:p>-85.5474150181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012-Cafetal-visto-del-sur-hasta-santa-elena-1988.jpg</text:p>
          </table:table-cell>
          <table:table-cell office:value-type="string" calcext:value-type="string">
            <text:p>Cafetal visto del sur hasta santa Elena</text:p>
          </table:table-cell>
          <table:table-cell office:value-type="string" calcext:value-type="string">
            <text:p>Sector Santa Rosa</text:p>
          </table:table-cell>
          <table:table-cell office:value-type="float" office:value="10.8229578537" calcext:value-type="float">
            <text:p>10.8229578537</text:p>
          </table:table-cell>
          <table:table-cell office:value-type="float" office:value="-85.549582243" calcext:value-type="float">
            <text:p>-85.549582243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013-Cafetal-+-cuadro-regeneracion-1988.jpg</text:p>
          </table:table-cell>
          <table:table-cell office:value-type="string" calcext:value-type="string">
            <text:p>Cafetal + cuadro regeneración</text:p>
          </table:table-cell>
          <table:table-cell office:value-type="string" calcext:value-type="string">
            <text:p>Sector Santa Rosa</text:p>
          </table:table-cell>
          <table:table-cell office:value-type="float" office:value="10.8231896895" calcext:value-type="float">
            <text:p>10.8231896895</text:p>
          </table:table-cell>
          <table:table-cell office:value-type="float" office:value="-85.5503118038" calcext:value-type="float">
            <text:p>-85.5503118038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014-Cuadro-regeneracion-oeste-sector-santa-rosa-1988.jpg</text:p>
          </table:table-cell>
          <table:table-cell office:value-type="string" calcext:value-type="string">
            <text:p>Cuadro regeneración oeste sector santa rosa</text:p>
          </table:table-cell>
          <table:table-cell office:value-type="string" calcext:value-type="string">
            <text:p>Sector Santa Rosa</text:p>
          </table:table-cell>
          <table:table-cell office:value-type="float" office:value="10.8728405522" calcext:value-type="float">
            <text:p>10.8728405522</text:p>
          </table:table-cell>
          <table:table-cell office:value-type="float" office:value="-85.5915856361" calcext:value-type="float">
            <text:p>-85.5915856361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015-Cabecera-rio-poza-salada-1988.jpg</text:p>
          </table:table-cell>
          <table:table-cell office:value-type="string" calcext:value-type="string">
            <text:p>Cabecera Río poza salada</text:p>
          </table:table-cell>
          <table:table-cell office:value-type="string" calcext:value-type="string">
            <text:p>Sector Santa Rosa</text:p>
          </table:table-cell>
          <table:table-cell office:value-type="float" office:value="10.7976234499" calcext:value-type="float">
            <text:p>10.7976234499</text:p>
          </table:table-cell>
          <table:table-cell office:value-type="float" office:value="-85.6481802464" calcext:value-type="float">
            <text:p>-85.6481802464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016-Rosa-Maria-y-quebrada-danta-1988.jpg</text:p>
          </table:table-cell>
          <table:table-cell office:value-type="string" calcext:value-type="string">
            <text:p>Rosa María y quebrada danta</text:p>
          </table:table-cell>
          <table:table-cell office:value-type="string" calcext:value-type="string">
            <text:p>Río poza salada Sector Santa Rosa</text:p>
          </table:table-cell>
          <table:table-cell office:value-type="float" office:value="10.7961480027" calcext:value-type="float">
            <text:p>10.7961480027</text:p>
          </table:table-cell>
          <table:table-cell office:value-type="float" office:value="-85.6450474262" calcext:value-type="float">
            <text:p>-85.6450474262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017-Limite-sur-santa-rosa-con-Rosa-Maria-1988.jpg</text:p>
          </table:table-cell>
          <table:table-cell office:value-type="string" calcext:value-type="string">
            <text:p>Limite sur santa rosa con Rosa María</text:p>
          </table:table-cell>
          <table:table-cell office:value-type="string" calcext:value-type="string">
            <text:p>Sector Santa Rosa</text:p>
          </table:table-cell>
          <table:table-cell office:value-type="float" office:value="10.8002581589" calcext:value-type="float">
            <text:p>10.8002581589</text:p>
          </table:table-cell>
          <table:table-cell office:value-type="float" office:value="-85.6340825558" calcext:value-type="float">
            <text:p>-85.6340825558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018-Cuatro-esquinas-sector-santa-rosa-1988.jpg</text:p>
          </table:table-cell>
          <table:table-cell office:value-type="string" calcext:value-type="string">
            <text:p>Cuatro esquinas sector santa rosa</text:p>
          </table:table-cell>
          <table:table-cell office:value-type="string" calcext:value-type="string">
            <text:p>Sector Santa Rosa</text:p>
          </table:table-cell>
          <table:table-cell office:value-type="float" office:value="10.8055064304" calcext:value-type="float">
            <text:p>10.8055064304</text:p>
          </table:table-cell>
          <table:table-cell office:value-type="float" office:value="-85.6317436695" calcext:value-type="float">
            <text:p>-85.6317436695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019-Sitio-mata-redonda-1988.jpg</text:p>
          </table:table-cell>
          <table:table-cell office:value-type="string" calcext:value-type="string">
            <text:p>Sitio mata redonda</text:p>
          </table:table-cell>
          <table:table-cell office:value-type="string" calcext:value-type="string">
            <text:p>A la derecha Volcán Cacao, sector Cacao</text:p>
          </table:table-cell>
          <table:table-cell office:value-type="float" office:value="10.9492816512" calcext:value-type="float">
            <text:p>10.9492816512</text:p>
          </table:table-cell>
          <table:table-cell office:value-type="float" office:value="-85.463848114" calcext:value-type="float">
            <text:p>-85.463848114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020-Finca-Otilio-1988.jpg</text:p>
          </table:table-cell>
          <table:table-cell office:value-type="string" calcext:value-type="string">
            <text:p>Finca Otilio</text:p>
          </table:table-cell>
          <table:table-cell office:value-type="string" calcext:value-type="string">
            <text:p>Sector Cacao</text:p>
          </table:table-cell>
          <table:table-cell office:value-type="float" office:value="10.8496599361" calcext:value-type="float">
            <text:p>10.8496599361</text:p>
          </table:table-cell>
          <table:table-cell office:value-type="float" office:value="-85.4975366592" calcext:value-type="float">
            <text:p>-85.4975366592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021-Rio-gongora-hasta-finca-otilio-1988.jpg</text:p>
          </table:table-cell>
          <table:table-cell office:value-type="string" calcext:value-type="string">
            <text:p>Río Góngora hasta finca otilio</text:p>
          </table:table-cell>
          <table:table-cell office:value-type="string" calcext:value-type="string">
            <text:p>Sector Cacao</text:p>
          </table:table-cell>
          <table:table-cell office:value-type="float" office:value="10.8493227503" calcext:value-type="float">
            <text:p>10.8493227503</text:p>
          </table:table-cell>
          <table:table-cell office:value-type="float" office:value="-85.5005407333" calcext:value-type="float">
            <text:p>-85.5005407333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022-Rancho-Harold-hasta-finca-Otilio-1988.jpg</text:p>
          </table:table-cell>
          <table:table-cell office:value-type="string" calcext:value-type="string">
            <text:p>Rancho Harold hasta finca Otilio</text:p>
          </table:table-cell>
          <table:table-cell office:value-type="string" calcext:value-type="string">
            <text:p>Sector Cacao</text:p>
          </table:table-cell>
          <table:table-cell office:value-type="float" office:value="10.9438884373" calcext:value-type="float">
            <text:p>10.9438884373</text:p>
          </table:table-cell>
          <table:table-cell office:value-type="float" office:value="-85.4750919342" calcext:value-type="float">
            <text:p>-85.4750919342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023-Rancho-Harold-del-sur-este-sector-Cacao-1988.jpg</text:p>
          </table:table-cell>
          <table:table-cell office:value-type="string" calcext:value-type="string">
            <text:p>Rancho Harold del sur este sector Cacao</text:p>
          </table:table-cell>
          <table:table-cell office:value-type="string" calcext:value-type="string">
            <text:p>Sector Cacao</text:p>
          </table:table-cell>
          <table:table-cell office:value-type="float" office:value="10.944225516" calcext:value-type="float">
            <text:p>10.944225516</text:p>
          </table:table-cell>
          <table:table-cell office:value-type="float" office:value="-85.4723453522" calcext:value-type="float">
            <text:p>-85.4723453522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024-Porcion-norte-de-Rancho-Harold-1988.jpg</text:p>
          </table:table-cell>
          <table:table-cell office:value-type="string" calcext:value-type="string">
            <text:p>Porción norte de Rancho Harold</text:p>
          </table:table-cell>
          <table:table-cell office:value-type="string" calcext:value-type="string">
            <text:p>Sector Cacao</text:p>
          </table:table-cell>
          <table:table-cell office:value-type="float" office:value="10.9430457387" calcext:value-type="float">
            <text:p>10.9430457387</text:p>
          </table:table-cell>
          <table:table-cell office:value-type="float" office:value="-85.4764652252" calcext:value-type="float">
            <text:p>-85.4764652252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025-Al-norte-de-Rancho-Harold-izquierda-Los-Angeles-arriba-1988.jpg</text:p>
          </table:table-cell>
          <table:table-cell office:value-type="string" calcext:value-type="string">
            <text:p>Al norte de Rancho Harold izquierda Los Angeles arriba</text:p>
          </table:table-cell>
          <table:table-cell office:value-type="string" calcext:value-type="string">
            <text:p>Izquierda y hacia arriba Los Angeles</text:p>
          </table:table-cell>
          <table:table-cell office:value-type="float" office:value="10.8768864388" calcext:value-type="float">
            <text:p>10.8768864388</text:p>
          </table:table-cell>
          <table:table-cell office:value-type="float" office:value="-85.4451799393" calcext:value-type="float">
            <text:p>-85.4451799393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026-Estacion-Mengo-1988.jpg</text:p>
          </table:table-cell>
          <table:table-cell office:value-type="string" calcext:value-type="string">
            <text:p>Estación Mengo</text:p>
          </table:table-cell>
          <table:table-cell office:value-type="string" calcext:value-type="string">
            <text:p>Sector Cacao</text:p>
          </table:table-cell>
          <table:table-cell office:value-type="float" office:value="10.9687469656" calcext:value-type="float">
            <text:p>10.9687469656</text:p>
          </table:table-cell>
          <table:table-cell office:value-type="float" office:value="-85.4746198654" calcext:value-type="float">
            <text:p>-85.4746198654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027-Mina-Azufre-sector-Cacao-1988.jpg</text:p>
          </table:table-cell>
          <table:table-cell office:value-type="string" calcext:value-type="string">
            <text:p>Mina Azufre sector Cacao</text:p>
          </table:table-cell>
          <table:table-cell office:value-type="string" calcext:value-type="string">
            <text:p>Sector Cacao</text:p>
          </table:table-cell>
          <table:table-cell office:value-type="float" office:value="10.8797522419" calcext:value-type="float">
            <text:p>10.8797522419</text:p>
          </table:table-cell>
          <table:table-cell office:value-type="float" office:value="-85.4910135269" calcext:value-type="float">
            <text:p>-85.4910135269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028-Mina-Azufre-sector-Cacao-1988.jpg</text:p>
          </table:table-cell>
          <table:table-cell office:value-type="string" calcext:value-type="string">
            <text:p>Mina Azufre sector Cacao</text:p>
          </table:table-cell>
          <table:table-cell office:value-type="string" calcext:value-type="string">
            <text:p>Sector Cacao</text:p>
          </table:table-cell>
          <table:table-cell office:value-type="float" office:value="10.8798365298" calcext:value-type="float">
            <text:p>10.8798365298</text:p>
          </table:table-cell>
          <table:table-cell office:value-type="float" office:value="-85.4923868179" calcext:value-type="float">
            <text:p>-85.4923868179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029-Mina-Azufre-al-rio-gongora-1988.jpg</text:p>
          </table:table-cell>
          <table:table-cell office:value-type="string" calcext:value-type="string">
            <text:p>Mina Azufre al Río Góngora</text:p>
          </table:table-cell>
          <table:table-cell office:value-type="string" calcext:value-type="string">
            <text:p>Sector Cacao</text:p>
          </table:table-cell>
          <table:table-cell office:value-type="float" office:value="10.8798365298" calcext:value-type="float">
            <text:p>10.8798365298</text:p>
          </table:table-cell>
          <table:table-cell office:value-type="float" office:value="-85.4936742783" calcext:value-type="float">
            <text:p>-85.4936742783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030-Rio-Gongora-1988.jpg</text:p>
          </table:table-cell>
          <table:table-cell office:value-type="string" calcext:value-type="string">
            <text:p>Río Góngora</text:p>
          </table:table-cell>
          <table:table-cell office:value-type="string" calcext:value-type="string">
            <text:p>Sector Cacao</text:p>
          </table:table-cell>
          <table:table-cell office:value-type="float" office:value="10.8225310647" calcext:value-type="float">
            <text:p>10.8225310647</text:p>
          </table:table-cell>
          <table:table-cell office:value-type="float" office:value="-85.5427935719" calcext:value-type="float">
            <text:p>-85.5427935719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031-Volcan-Cacao-1988.jpg</text:p>
          </table:table-cell>
          <table:table-cell office:value-type="string" calcext:value-type="string">
            <text:p>Volcán Cacao</text:p>
          </table:table-cell>
          <table:table-cell office:value-type="string" calcext:value-type="string">
            <text:p>Sector sur GNP</text:p>
          </table:table-cell>
          <table:table-cell office:value-type="float" office:value="10.9441412464" calcext:value-type="float">
            <text:p>10.9441412464</text:p>
          </table:table-cell>
          <table:table-cell office:value-type="float" office:value="-85.4497289658" calcext:value-type="float">
            <text:p>-85.4497289658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032-Bosque-Virgen-1988.jpg</text:p>
          </table:table-cell>
          <table:table-cell office:value-type="string" calcext:value-type="string">
            <text:p>Bosque Virgen</text:p>
          </table:table-cell>
          <table:table-cell office:value-type="string" calcext:value-type="string">
            <text:p>Hacienda San Josecito Sector Cacao</text:p>
          </table:table-cell>
          <table:table-cell office:value-type="float" office:value="10.9491131148" calcext:value-type="float">
            <text:p>10.9491131148</text:p>
          </table:table-cell>
          <table:table-cell office:value-type="float" office:value="-85.4814434052" calcext:value-type="float">
            <text:p>-85.4814434052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033-Mata-Redonda-hasta-Orosi-y-Maritza-1988.jpg</text:p>
          </table:table-cell>
          <table:table-cell office:value-type="string" calcext:value-type="string">
            <text:p>Mata Redonda hasta Orosí y Maritza</text:p>
          </table:table-cell>
          <table:table-cell office:value-type="string" calcext:value-type="string">
            <text:p>Sector Central</text:p>
          </table:table-cell>
          <table:table-cell office:value-type="float" office:value="10.9639439551" calcext:value-type="float">
            <text:p>10.9639439551</text:p>
          </table:table-cell>
          <table:table-cell office:value-type="float" office:value="-85.4732036591" calcext:value-type="float">
            <text:p>-85.4732036591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034-Mata-Redonda-vista-del-oeste-1988.jpg</text:p>
          </table:table-cell>
          <table:table-cell office:value-type="string" calcext:value-type="string">
            <text:p>Mata Redonda vista del oeste</text:p>
          </table:table-cell>
          <table:table-cell office:value-type="string" calcext:value-type="string">
            <text:p>Sector Central</text:p>
          </table:table-cell>
          <table:table-cell office:value-type="float" office:value="10.9693368036" calcext:value-type="float">
            <text:p>10.9693368036</text:p>
          </table:table-cell>
          <table:table-cell office:value-type="float" office:value="-85.4725170135" calcext:value-type="float">
            <text:p>-85.4725170135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035-Mata-Redonda-vista-del-oeste-1988.jpg</text:p>
          </table:table-cell>
          <table:table-cell office:value-type="string" calcext:value-type="string">
            <text:p>Mata Redonda vista del oeste</text:p>
          </table:table-cell>
          <table:table-cell office:value-type="string" calcext:value-type="string">
            <text:p>Sector Central</text:p>
          </table:table-cell>
          <table:table-cell office:value-type="float" office:value="10.9713590965" calcext:value-type="float">
            <text:p>10.9713590965</text:p>
          </table:table-cell>
          <table:table-cell office:value-type="float" office:value="-85.464963913" calcext:value-type="float">
            <text:p>-85.464963913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036-Sector-central-a-cerro-el-hacha-1988.jpg</text:p>
          </table:table-cell>
          <table:table-cell office:value-type="string" calcext:value-type="string">
            <text:p>Sector central a cerro el hacha</text:p>
          </table:table-cell>
          <table:table-cell office:value-type="string" calcext:value-type="string">
            <text:p>Sector Central</text:p>
          </table:table-cell>
          <table:table-cell office:value-type="float" office:value="10.9513040812" calcext:value-type="float">
            <text:p>10.9513040812</text:p>
          </table:table-cell>
          <table:table-cell office:value-type="float" office:value="-85.5175352097" calcext:value-type="float">
            <text:p>-85.5175352097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037-Camino-a-Maritza-1988.jpg</text:p>
          </table:table-cell>
          <table:table-cell office:value-type="string" calcext:value-type="string">
            <text:p>Camino a Maritza</text:p>
          </table:table-cell>
          <table:table-cell office:value-type="string" calcext:value-type="string">
            <text:p>Mata redonda arriba sector central Orosí</text:p>
          </table:table-cell>
          <table:table-cell office:value-type="float" office:value="10.9522310236" calcext:value-type="float">
            <text:p>10.9522310236</text:p>
          </table:table-cell>
          <table:table-cell office:value-type="float" office:value="-85.5286931992" calcext:value-type="float">
            <text:p>-85.5286931992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038-Cerro-el-hacha-de-arriba-de-san-josecito-1988.jpg</text:p>
          </table:table-cell>
          <table:table-cell office:value-type="string" calcext:value-type="string">
            <text:p>Cerro el hacha de arriba de san josecito</text:p>
          </table:table-cell>
          <table:table-cell office:value-type="string" calcext:value-type="string">
            <text:p>Sector Central</text:p>
          </table:table-cell>
          <table:table-cell office:value-type="float" office:value="10.9614160235" calcext:value-type="float">
            <text:p>10.9614160235</text:p>
          </table:table-cell>
          <table:table-cell office:value-type="float" office:value="-85.4932451248" calcext:value-type="float">
            <text:p>-85.4932451248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039-Hacienda-Tempisquito-1988.jpg</text:p>
          </table:table-cell>
          <table:table-cell table:number-columns-repeated="2" office:value-type="string" calcext:value-type="string">
            <text:p>Hacienda Tempisquito</text:p>
          </table:table-cell>
          <table:table-cell office:value-type="float" office:value="10.8933222885" calcext:value-type="float">
            <text:p>10.8933222885</text:p>
          </table:table-cell>
          <table:table-cell office:value-type="float" office:value="-85.5582618713" calcext:value-type="float">
            <text:p>-85.5582618713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040-Rio-Tempisquito-1988.jpg</text:p>
          </table:table-cell>
          <table:table-cell table:number-columns-repeated="2" office:value-type="string" calcext:value-type="string">
            <text:p>Río Tempisquito</text:p>
          </table:table-cell>
          <table:table-cell office:value-type="float" office:value="10.8191430762" calcext:value-type="float">
            <text:p>10.8191430762</text:p>
          </table:table-cell>
          <table:table-cell office:value-type="float" office:value="-85.5412566662" calcext:value-type="float">
            <text:p>-85.5412566662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041-Hacienda-Tempisquito-interior-y-rio-tempisquito-1988.jpg</text:p>
          </table:table-cell>
          <table:table-cell office:value-type="string" calcext:value-type="string">
            <text:p>Hacienda Tempisquito interior y Río Tempisquito</text:p>
          </table:table-cell>
          <table:table-cell office:value-type="string" calcext:value-type="string">
            <text:p>Hacienda Tempisquito</text:p>
          </table:table-cell>
          <table:table-cell office:value-type="float" office:value="10.8220937371" calcext:value-type="float">
            <text:p>10.8220937371</text:p>
          </table:table-cell>
          <table:table-cell office:value-type="float" office:value="-85.5406022072" calcext:value-type="float">
            <text:p>-85.5406022072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042-Rio-Tempisquito-al-rio-centeno-1988.jpg</text:p>
          </table:table-cell>
          <table:table-cell office:value-type="string" calcext:value-type="string">
            <text:p>Río Tempisquito al Río centeno</text:p>
          </table:table-cell>
          <table:table-cell office:value-type="string" calcext:value-type="string">
            <text:p>Hacienda Tempisquito</text:p>
          </table:table-cell>
          <table:table-cell office:value-type="float" office:value="10.8803422568" calcext:value-type="float">
            <text:p>10.8803422568</text:p>
          </table:table-cell>
          <table:table-cell office:value-type="float" office:value="-85.5820262432" calcext:value-type="float">
            <text:p>-85.5820262432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043-Rio-Centeno-y-rio-Tempisque-1988.jpg</text:p>
          </table:table-cell>
          <table:table-cell office:value-type="string" calcext:value-type="string">
            <text:p>Río Centeno y Río Tempisque</text:p>
          </table:table-cell>
          <table:table-cell office:value-type="string" calcext:value-type="string">
            <text:p>Hacienda Tempisquito</text:p>
          </table:table-cell>
          <table:table-cell office:value-type="float" office:value="10.8808901267" calcext:value-type="float">
            <text:p>10.8808901267</text:p>
          </table:table-cell>
          <table:table-cell office:value-type="float" office:value="-85.5826699734" calcext:value-type="float">
            <text:p>-85.5826699734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044-Hacienda-Centeno-y-rio-centeno-1988.jpg</text:p>
          </table:table-cell>
          <table:table-cell office:value-type="string" calcext:value-type="string">
            <text:p>Hacienda Centeno y Río centeno</text:p>
          </table:table-cell>
          <table:table-cell office:value-type="string" calcext:value-type="string">
            <text:p>Hacienda Centeno</text:p>
          </table:table-cell>
          <table:table-cell office:value-type="float" office:value="10.8818805044" calcext:value-type="float">
            <text:p>10.8818805044</text:p>
          </table:table-cell>
          <table:table-cell office:value-type="float" office:value="-85.5816400051" calcext:value-type="float">
            <text:p>-85.5816400051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046-Inferior-Centeno-1988.jpg</text:p>
          </table:table-cell>
          <table:table-cell office:value-type="string" calcext:value-type="string">
            <text:p>Inferior Centeno</text:p>
          </table:table-cell>
          <table:table-cell office:value-type="string" calcext:value-type="string">
            <text:p>Hacienda Centeno</text:p>
          </table:table-cell>
          <table:table-cell office:value-type="float" office:value="10.8750110086" calcext:value-type="float">
            <text:p>10.8750110086</text:p>
          </table:table-cell>
          <table:table-cell office:value-type="float" office:value="-85.5740225315" calcext:value-type="float">
            <text:p>-85.5740225315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047-Rio-Centeno-hasta-rio-Tempisque-1988.jpg</text:p>
          </table:table-cell>
          <table:table-cell office:value-type="string" calcext:value-type="string">
            <text:p>Río Centeno hasta Río Tempisque</text:p>
          </table:table-cell>
          <table:table-cell office:value-type="string" calcext:value-type="string">
            <text:p>Hacienda Centeno</text:p>
          </table:table-cell>
          <table:table-cell office:value-type="float" office:value="10.876380706" calcext:value-type="float">
            <text:p>10.876380706</text:p>
          </table:table-cell>
          <table:table-cell office:value-type="float" office:value="-85.5739581585" calcext:value-type="float">
            <text:p>-85.5739581585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049-Evangelicos-casona-sector-el-hacha-1988.jpg</text:p>
          </table:table-cell>
          <table:table-cell office:value-type="string" calcext:value-type="string">
            <text:p>Evangélicos casona sector el hacha</text:p>
          </table:table-cell>
          <table:table-cell office:value-type="string" calcext:value-type="string">
            <text:p>A la izquierda pocosol, abajo sector el hacha</text:p>
          </table:table-cell>
          <table:table-cell office:value-type="float" office:value="10.9720753219" calcext:value-type="float">
            <text:p>10.9720753219</text:p>
          </table:table-cell>
          <table:table-cell office:value-type="float" office:value="-85.6047794223" calcext:value-type="float">
            <text:p>-85.6047794223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051-Interior-pocosol-1988.jpg</text:p>
          </table:table-cell>
          <table:table-cell office:value-type="string" calcext:value-type="string">
            <text:p>Interior pocosol</text:p>
          </table:table-cell>
          <table:table-cell office:value-type="string" calcext:value-type="string">
            <text:p>Pocosol a la izquierda, centeno a la derecha</text:p>
          </table:table-cell>
          <table:table-cell office:value-type="float" office:value="10.8903512597" calcext:value-type="float">
            <text:p>10.8903512597</text:p>
          </table:table-cell>
          <table:table-cell office:value-type="float" office:value="-85.5979692936" calcext:value-type="float">
            <text:p>-85.5979692936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052-Hacienda-pocosol-1988.jpg</text:p>
          </table:table-cell>
          <table:table-cell office:value-type="string" calcext:value-type="string">
            <text:p>Hacienda pocosol</text:p>
          </table:table-cell>
          <table:table-cell office:value-type="string" calcext:value-type="string">
            <text:p>Interior Pocosol</text:p>
          </table:table-cell>
          <table:table-cell office:value-type="float" office:value="10.8911941078" calcext:value-type="float">
            <text:p>10.8911941078</text:p>
          </table:table-cell>
          <table:table-cell office:value-type="float" office:value="-85.5993425846" calcext:value-type="float">
            <text:p>-85.5993425846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056-Colonia-Bolaños-1988.jpg</text:p>
          </table:table-cell>
          <table:table-cell office:value-type="string" calcext:value-type="string">
            <text:p>Colonia Bolaños</text:p>
          </table:table-cell>
          <table:table-cell office:value-type="string" calcext:value-type="string">
            <text:p>Comunidad de Colonia Bolaños</text:p>
          </table:table-cell>
          <table:table-cell office:value-type="float" office:value="10.9729600685" calcext:value-type="float">
            <text:p>10.9729600685</text:p>
          </table:table-cell>
          <table:table-cell office:value-type="float" office:value="-85.619212389" calcext:value-type="float">
            <text:p>-85.619212389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057-norte-de-colonia-bolaños-1988.jpg</text:p>
          </table:table-cell>
          <table:table-cell office:value-type="string" calcext:value-type="string">
            <text:p>norte de colonia Bolaños</text:p>
          </table:table-cell>
          <table:table-cell office:value-type="string" calcext:value-type="string">
            <text:p>Límite norte de colonia Bolaños</text:p>
          </table:table-cell>
          <table:table-cell office:value-type="float" office:value="10.9744767708" calcext:value-type="float">
            <text:p>10.9744767708</text:p>
          </table:table-cell>
          <table:table-cell office:value-type="float" office:value="-85.6209290028" calcext:value-type="float">
            <text:p>-85.6209290028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058-Lindero-sur-colonia-bolaños-1988.jpg</text:p>
          </table:table-cell>
          <table:table-cell office:value-type="string" calcext:value-type="string">
            <text:p>Lindero sur colonia Bolaños</text:p>
          </table:table-cell>
          <table:table-cell office:value-type="string" calcext:value-type="string">
            <text:p>Ronda, Lindero sur colonia Bolaños</text:p>
          </table:table-cell>
          <table:table-cell office:value-type="float" office:value="10.9721174527" calcext:value-type="float">
            <text:p>10.9721174527</text:p>
          </table:table-cell>
          <table:table-cell office:value-type="float" office:value="-85.6174957752" calcext:value-type="float">
            <text:p>-85.6174957752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061-La-lucha-y-camino-Orosi-1988.jpg</text:p>
          </table:table-cell>
          <table:table-cell office:value-type="string" calcext:value-type="string">
            <text:p>La lucha y camino Orosí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9502086" calcext:value-type="float">
            <text:p>10.9502086</text:p>
          </table:table-cell>
          <table:table-cell office:value-type="float" office:value="-85.5260324478" calcext:value-type="float">
            <text:p>-85.5260324478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062-Volcan-orosi-1988.jpg</text:p>
          </table:table-cell>
          <table:table-cell office:value-type="string" calcext:value-type="string">
            <text:p>Volcán Orosí</text:p>
          </table:table-cell>
          <table:table-cell office:value-type="string" calcext:value-type="string">
            <text:p>Pedregal y Orosí</text:p>
          </table:table-cell>
          <table:table-cell office:value-type="float" office:value="10.9773416317" calcext:value-type="float">
            <text:p>10.9773416317</text:p>
          </table:table-cell>
          <table:table-cell office:value-type="float" office:value="-85.4795980453" calcext:value-type="float">
            <text:p>-85.4795980453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063-Pedregal-orosi-1988.jpg</text:p>
          </table:table-cell>
          <table:table-cell office:value-type="string" calcext:value-type="string">
            <text:p>Pedregal Orosí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9772573715" calcext:value-type="float">
            <text:p>10.9772573715</text:p>
          </table:table-cell>
          <table:table-cell office:value-type="float" office:value="-85.4813146591" calcext:value-type="float">
            <text:p>-85.4813146591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064-Al-sur-de-pedregal-orosi-1988.jpg</text:p>
          </table:table-cell>
          <table:table-cell office:value-type="string" calcext:value-type="string">
            <text:p>Al sur de pedregal Orosí</text:p>
          </table:table-cell>
          <table:table-cell office:value-type="string" calcext:value-type="string">
            <text:p>Sector Sur de pedregal</text:p>
          </table:table-cell>
          <table:table-cell office:value-type="float" office:value="10.9716118821" calcext:value-type="float">
            <text:p>10.9716118821</text:p>
          </table:table-cell>
          <table:table-cell office:value-type="float" office:value="-85.4822587967" calcext:value-type="float">
            <text:p>-85.4822587967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065-Volcan-orosi-hasta-Maritza-1988.jpg</text:p>
          </table:table-cell>
          <table:table-cell office:value-type="string" calcext:value-type="string">
            <text:p>Volcán Orosí hasta Maritz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972707284" calcext:value-type="float">
            <text:p>10.972707284</text:p>
          </table:table-cell>
          <table:table-cell office:value-type="float" office:value="-85.4793405533" calcext:value-type="float">
            <text:p>-85.4793405533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066-Volcan-orosi-al-norte-de-Maritza-1988.jpg</text:p>
          </table:table-cell>
          <table:table-cell office:value-type="string" calcext:value-type="string">
            <text:p>Volcán Orosí al norte de Maritz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9733813755" calcext:value-type="float">
            <text:p>10.9733813755</text:p>
          </table:table-cell>
          <table:table-cell office:value-type="float" office:value="-85.4771089554" calcext:value-type="float">
            <text:p>-85.4771089554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067-Volcan-orosi-vecindad-norte-de-Maritza-1988.jpg</text:p>
          </table:table-cell>
          <table:table-cell office:value-type="string" calcext:value-type="string">
            <text:p>Volcán Orosí vecindad norte de Maritz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973886943" calcext:value-type="float">
            <text:p>10.973886943</text:p>
          </table:table-cell>
          <table:table-cell office:value-type="float" office:value="-85.4751348495" calcext:value-type="float">
            <text:p>-85.4751348495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068-Estacion-Maritza-1988.jpg</text:p>
          </table:table-cell>
          <table:table-cell office:value-type="string" calcext:value-type="string">
            <text:p>Estación Maritz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972033191" calcext:value-type="float">
            <text:p>10.972033191</text:p>
          </table:table-cell>
          <table:table-cell office:value-type="float" office:value="-85.4762506485" calcext:value-type="float">
            <text:p>-85.4762506485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069-Estacion-Maritza-1988.jpg</text:p>
          </table:table-cell>
          <table:table-cell office:value-type="string" calcext:value-type="string">
            <text:p>Estación Maritz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9574660871" calcext:value-type="float">
            <text:p>10.9574660871</text:p>
          </table:table-cell>
          <table:table-cell office:value-type="float" office:value="-85.4961794615" calcext:value-type="float">
            <text:p>-85.4961794615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070-Estacion-Maritza-1988.jpg</text:p>
          </table:table-cell>
          <table:table-cell office:value-type="string" calcext:value-type="string">
            <text:p>Estación Maritz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957371288" calcext:value-type="float">
            <text:p>10.957371288</text:p>
          </table:table-cell>
          <table:table-cell office:value-type="float" office:value="-85.4956966639" calcext:value-type="float">
            <text:p>-85.4956966639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071-Entrada-estacion-Maritza-1988.jpg</text:p>
          </table:table-cell>
          <table:table-cell office:value-type="string" calcext:value-type="string">
            <text:p>Entrada Estación Maritz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9513883488" calcext:value-type="float">
            <text:p>10.9513883488</text:p>
          </table:table-cell>
          <table:table-cell office:value-type="float" office:value="-85.6122922897" calcext:value-type="float">
            <text:p>-85.6122922897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072-Valle-potrero-grande-sector-santa-rosa-1988.jpg</text:p>
          </table:table-cell>
          <table:table-cell office:value-type="string" calcext:value-type="string">
            <text:p>Valle potrero grande sector santa rosa</text:p>
          </table:table-cell>
          <table:table-cell office:value-type="string" calcext:value-type="string">
            <text:p>Sector Central, parque nacional Santa Rosa</text:p>
          </table:table-cell>
          <table:table-cell office:value-type="float" office:value="10.8525260007" calcext:value-type="float">
            <text:p>10.8525260007</text:p>
          </table:table-cell>
          <table:table-cell office:value-type="float" office:value="-85.7906913757" calcext:value-type="float">
            <text:p>-85.7906913757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073-Potrero-largo-del-area-Laguna-hasta-area-cafetal-1988.jpg</text:p>
          </table:table-cell>
          <table:table-cell office:value-type="string" calcext:value-type="string">
            <text:p>Potrero largo del area Laguna hasta area cafetal</text:p>
          </table:table-cell>
          <table:table-cell office:value-type="string" calcext:value-type="string">
            <text:p>Laguna hasta área del cafetal</text:p>
          </table:table-cell>
          <table:table-cell office:value-type="float" office:value="10.8762964171" calcext:value-type="float">
            <text:p>10.8762964171</text:p>
          </table:table-cell>
          <table:table-cell office:value-type="float" office:value="-85.6014561653" calcext:value-type="float">
            <text:p>-85.6014561653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074-Camino-a-playa-naranjo-y-cabecera-del-rio-calera-1988.jpg</text:p>
          </table:table-cell>
          <table:table-cell office:value-type="string" calcext:value-type="string">
            <text:p>Camino a playa Naranjo y cabecera del Río calera</text:p>
          </table:table-cell>
          <table:table-cell office:value-type="string" calcext:value-type="string">
            <text:p>Parque Nacional Santa Rosa</text:p>
          </table:table-cell>
          <table:table-cell office:value-type="float" office:value="10.8242856378" calcext:value-type="float">
            <text:p>10.8242856378</text:p>
          </table:table-cell>
          <table:table-cell office:value-type="float" office:value="-85.6398546696" calcext:value-type="float">
            <text:p>-85.6398546696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075-Bosque-san-Emilio-.jpg</text:p>
          </table:table-cell>
          <table:table-cell office:value-type="string" calcext:value-type="string">
            <text:p>Bosque san Emilio</text:p>
          </table:table-cell>
          <table:table-cell office:value-type="string" calcext:value-type="string">
            <text:p>San Emilo hasta valle potrero grande</text:p>
          </table:table-cell>
          <table:table-cell office:value-type="float" office:value="10.8535375463" calcext:value-type="float">
            <text:p>10.8535375463</text:p>
          </table:table-cell>
          <table:table-cell office:value-type="float" office:value="-85.6456375122" calcext:value-type="float">
            <text:p>-85.6456375122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076-Corral-de-piedra-hasta-Santa-Elena-1988.jpg</text:p>
          </table:table-cell>
          <table:table-cell office:value-type="string" calcext:value-type="string">
            <text:p>Corral de piedra hasta Santa Elena</text:p>
          </table:table-cell>
          <table:table-cell office:value-type="string" calcext:value-type="string">
            <text:p>Sector Santa Rosa</text:p>
          </table:table-cell>
          <table:table-cell office:value-type="float" office:value="10.9014134505" calcext:value-type="float">
            <text:p>10.9014134505</text:p>
          </table:table-cell>
          <table:table-cell office:value-type="float" office:value="-85.7266616821" calcext:value-type="float">
            <text:p>-85.7266616821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077-Rondas-camino-a-playa-naranjo-y-a-la-laguna-1988.jpg</text:p>
          </table:table-cell>
          <table:table-cell office:value-type="string" calcext:value-type="string">
            <text:p>Rondas camino a playa Naranjo y a la laguna</text:p>
          </table:table-cell>
          <table:table-cell office:value-type="string" calcext:value-type="string">
            <text:p>Sector Santa Rosa</text:p>
          </table:table-cell>
          <table:table-cell office:value-type="float" office:value="10.8377528298" calcext:value-type="float">
            <text:p>10.8377528298</text:p>
          </table:table-cell>
          <table:table-cell office:value-type="float" office:value="-85.625885725" calcext:value-type="float">
            <text:p>-85.625885725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078-Quebrada-Costa-Rica-y-camino-a-playa-naranjo-1988.jpg</text:p>
          </table:table-cell>
          <table:table-cell office:value-type="string" calcext:value-type="string">
            <text:p>Quebrada Costa Rica y camino a playa Naranjo</text:p>
          </table:table-cell>
          <table:table-cell office:value-type="string" calcext:value-type="string">
            <text:p>Sector Santa Rosa</text:p>
          </table:table-cell>
          <table:table-cell office:value-type="float" office:value="10.8185344987" calcext:value-type="float">
            <text:p>10.8185344987</text:p>
          </table:table-cell>
          <table:table-cell office:value-type="float" office:value="-85.6287570298" calcext:value-type="float">
            <text:p>-85.6287570298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079-Cabecera-rio-calera-y-rondas-por-los-perros-1988.jpg</text:p>
          </table:table-cell>
          <table:table-cell office:value-type="string" calcext:value-type="string">
            <text:p>Cabecera Río calera y rondas por los perros</text:p>
          </table:table-cell>
          <table:table-cell office:value-type="string" calcext:value-type="string">
            <text:p>Sector Santa Rosa</text:p>
          </table:table-cell>
          <table:table-cell office:value-type="float" office:value="10.842789699" calcext:value-type="float">
            <text:p>10.842789699</text:p>
          </table:table-cell>
          <table:table-cell office:value-type="float" office:value="-85.6285732985" calcext:value-type="float">
            <text:p>-85.6285732985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080-Laguna-escondida-1988.jpg</text:p>
          </table:table-cell>
          <table:table-cell office:value-type="string" calcext:value-type="string">
            <text:p>Laguna escondida</text:p>
          </table:table-cell>
          <table:table-cell office:value-type="string" calcext:value-type="string">
            <text:p>Cabecera Río calera y rondas los perros Sector Santa Rosa</text:p>
          </table:table-cell>
          <table:table-cell office:value-type="float" office:value="10.8387433505" calcext:value-type="float">
            <text:p>10.8387433505</text:p>
          </table:table-cell>
          <table:table-cell office:value-type="float" office:value="-85.6427514553" calcext:value-type="float">
            <text:p>-85.6427514553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081-Quebrada-vaca-blanca-1988.jpg</text:p>
          </table:table-cell>
          <table:table-cell office:value-type="string" calcext:value-type="string">
            <text:p>Quebrada vaca blanca</text:p>
          </table:table-cell>
          <table:table-cell office:value-type="string" calcext:value-type="string">
            <text:p>Sector Santa Rosa</text:p>
          </table:table-cell>
          <table:table-cell office:value-type="float" office:value="10.8358876915" calcext:value-type="float">
            <text:p>10.8358876915</text:p>
          </table:table-cell>
          <table:table-cell office:value-type="float" office:value="-85.6428962946" calcext:value-type="float">
            <text:p>-85.6428962946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082-Quebrada-vaca-blanca-1988.jpg</text:p>
          </table:table-cell>
          <table:table-cell office:value-type="string" calcext:value-type="string">
            <text:p>Quebrada vaca blanca</text:p>
          </table:table-cell>
          <table:table-cell office:value-type="string" calcext:value-type="string">
            <text:p>Sector Santa Rosa</text:p>
          </table:table-cell>
          <table:table-cell office:value-type="float" office:value="10.8357296284" calcext:value-type="float">
            <text:p>10.8357296284</text:p>
          </table:table-cell>
          <table:table-cell office:value-type="float" office:value="-85.6431537867" calcext:value-type="float">
            <text:p>-85.6431537867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083-Rio-Cuajiniquil-1988.jpg</text:p>
          </table:table-cell>
          <table:table-cell office:value-type="string" calcext:value-type="string">
            <text:p>Río Cuajiniquíl</text:p>
          </table:table-cell>
          <table:table-cell office:value-type="string" calcext:value-type="string">
            <text:p>Comunidad de Cuajiniquíl</text:p>
          </table:table-cell>
          <table:table-cell office:value-type="float" office:value="10.9417816864" calcext:value-type="float">
            <text:p>10.9417816864</text:p>
          </table:table-cell>
          <table:table-cell office:value-type="float" office:value="-85.682040453" calcext:value-type="float">
            <text:p>-85.682040453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084-Rio-Cuajiniquil-1988.jpg</text:p>
          </table:table-cell>
          <table:table-cell office:value-type="string" calcext:value-type="string">
            <text:p>Río Cuajiniquíl</text:p>
          </table:table-cell>
          <table:table-cell office:value-type="string" calcext:value-type="string">
            <text:p>Comunidad de Cuajiniquíl</text:p>
          </table:table-cell>
          <table:table-cell office:value-type="float" office:value="10.9415710105" calcext:value-type="float">
            <text:p>10.9415710105</text:p>
          </table:table-cell>
          <table:table-cell office:value-type="float" office:value="-85.682233572" calcext:value-type="float">
            <text:p>-85.682233572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085-La-guitarra-y-volcan-orosi-1988.jpg</text:p>
          </table:table-cell>
          <table:table-cell office:value-type="string" calcext:value-type="string">
            <text:p>La guitarra y Volcán Orosí</text:p>
          </table:table-cell>
          <table:table-cell office:value-type="string" calcext:value-type="string">
            <text:p>Parque Nacional Guanacaste</text:p>
          </table:table-cell>
          <table:table-cell office:value-type="float" office:value="11.0108752886" calcext:value-type="float">
            <text:p>11.0108752886</text:p>
          </table:table-cell>
          <table:table-cell office:value-type="float" office:value="-85.4989957809" calcext:value-type="float">
            <text:p>-85.4989957809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086-La-guitarra-y-volcan-orosi-a-la-derecha-1988.jpg</text:p>
          </table:table-cell>
          <table:table-cell office:value-type="string" calcext:value-type="string">
            <text:p>La guitarra y Volcán Orosí a la derech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1.0085162616" calcext:value-type="float">
            <text:p>11.0085162616</text:p>
          </table:table-cell>
          <table:table-cell office:value-type="float" office:value="-85.5001974106" calcext:value-type="float">
            <text:p>-85.5001974106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087-Agua-buena-y-sitio-norte-cerro-el-hacha-1988.jpg</text:p>
          </table:table-cell>
          <table:table-cell office:value-type="string" calcext:value-type="string">
            <text:p>Agua buena y sitio norte cerro el hach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1.0385924392" calcext:value-type="float">
            <text:p>11.0385924392</text:p>
          </table:table-cell>
          <table:table-cell office:value-type="float" office:value="-85.6053829193" calcext:value-type="float">
            <text:p>-85.6053829193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088-Agua-buena-1988.jpg</text:p>
          </table:table-cell>
          <table:table-cell office:value-type="string" calcext:value-type="string">
            <text:p>Agua buen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1.0370760669" calcext:value-type="float">
            <text:p>11.0370760669</text:p>
          </table:table-cell>
          <table:table-cell office:value-type="float" office:value="-85.6022930145" calcext:value-type="float">
            <text:p>-85.6022930145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089-Agua-buena-a-gallegos-1988.jpg</text:p>
          </table:table-cell>
          <table:table-cell office:value-type="string" calcext:value-type="string">
            <text:p>Agua buena a gallegos</text:p>
          </table:table-cell>
          <table:table-cell office:value-type="string" calcext:value-type="string">
            <text:p>Parque Nacional Guanacaste</text:p>
          </table:table-cell>
          <table:table-cell office:value-type="float" office:value="11.044320886" calcext:value-type="float">
            <text:p>11.044320886</text:p>
          </table:table-cell>
          <table:table-cell office:value-type="float" office:value="-85.5795478821" calcext:value-type="float">
            <text:p>-85.5795478821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090-La-Guitarra-1988.jpg</text:p>
          </table:table-cell>
          <table:table-cell office:value-type="string" calcext:value-type="string">
            <text:p>La Guitarr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1.0005122792" calcext:value-type="float">
            <text:p>11.0005122792</text:p>
          </table:table-cell>
          <table:table-cell office:value-type="float" office:value="-85.5900192261" calcext:value-type="float">
            <text:p>-85.5900192261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091-La-Guitarra-1988.jpg</text:p>
          </table:table-cell>
          <table:table-cell office:value-type="string" calcext:value-type="string">
            <text:p>La Guitarr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1.0062414677" calcext:value-type="float">
            <text:p>11.0062414677</text:p>
          </table:table-cell>
          <table:table-cell office:value-type="float" office:value="-85.5825948715" calcext:value-type="float">
            <text:p>-85.5825948715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092-La-Guitarra-y-cerro-el-hacha-1988.jpg</text:p>
          </table:table-cell>
          <table:table-cell office:value-type="string" calcext:value-type="string">
            <text:p>La Guitarra y cerro el hach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1.0053989469" calcext:value-type="float">
            <text:p>11.0053989469</text:p>
          </table:table-cell>
          <table:table-cell office:value-type="float" office:value="-85.5126857758" calcext:value-type="float">
            <text:p>-85.5126857758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093-La-Guitarra-y-pista-Gallegos-1988.jpg</text:p>
          </table:table-cell>
          <table:table-cell office:value-type="string" calcext:value-type="string">
            <text:p>La Guitarra y pista Gallegos</text:p>
          </table:table-cell>
          <table:table-cell office:value-type="string" calcext:value-type="string">
            <text:p>Parque Nacional Guanacaste</text:p>
          </table:table-cell>
          <table:table-cell office:value-type="float" office:value="11.025592452" calcext:value-type="float">
            <text:p>11.025592452</text:p>
          </table:table-cell>
          <table:table-cell office:value-type="float" office:value="-85.6056752801" calcext:value-type="float">
            <text:p>-85.6056752801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094-La-Guitarra-1988.jpg</text:p>
          </table:table-cell>
          <table:table-cell office:value-type="string" calcext:value-type="string">
            <text:p>La Guitarr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1.011802044" calcext:value-type="float">
            <text:p>11.011802044</text:p>
          </table:table-cell>
          <table:table-cell office:value-type="float" office:value="-85.5224704742" calcext:value-type="float">
            <text:p>-85.5224704742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095-Cerro-el-hacha-1988.jpg</text:p>
          </table:table-cell>
          <table:table-cell office:value-type="string" calcext:value-type="string">
            <text:p>Cerro el hach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9863573362" calcext:value-type="float">
            <text:p>10.9863573362</text:p>
          </table:table-cell>
          <table:table-cell office:value-type="float" office:value="-85.5338859558" calcext:value-type="float">
            <text:p>-85.5338859558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096-Rio-Tempisquito-a-llano-guacimal-1988.jpg</text:p>
          </table:table-cell>
          <table:table-cell office:value-type="string" calcext:value-type="string">
            <text:p>Río Tempisquito a llano Guacimal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8390805483" calcext:value-type="float">
            <text:p>10.8390805483</text:p>
          </table:table-cell>
          <table:table-cell office:value-type="float" office:value="-85.5545067787" calcext:value-type="float">
            <text:p>-85.5545067787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097-Finca-Jenny-1988.jpg</text:p>
          </table:table-cell>
          <table:table-cell office:value-type="string" calcext:value-type="string">
            <text:p>Finca Jenny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8340225415" calcext:value-type="float">
            <text:p>10.8340225415</text:p>
          </table:table-cell>
          <table:table-cell office:value-type="float" office:value="-85.5555796623" calcext:value-type="float">
            <text:p>-85.5555796623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099-Finca-Jenny-198-.jpg</text:p>
          </table:table-cell>
          <table:table-cell office:value-type="string" calcext:value-type="string">
            <text:p>Finca Jenny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8185529405" calcext:value-type="float">
            <text:p>10.8185529405</text:p>
          </table:table-cell>
          <table:table-cell office:value-type="float" office:value="-85.5519747734" calcext:value-type="float">
            <text:p>-85.5519747734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0100-Finca-Jenny-inferior-1988.jpg</text:p>
          </table:table-cell>
          <table:table-cell office:value-type="string" calcext:value-type="string">
            <text:p>Finca Jenny inferior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8172883602" calcext:value-type="float">
            <text:p>10.8172883602</text:p>
          </table:table-cell>
          <table:table-cell office:value-type="float" office:value="-85.5527901649" calcext:value-type="float">
            <text:p>-85.5527901649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0101-Entrada-finca-Jenny-1988.jpg</text:p>
          </table:table-cell>
          <table:table-cell office:value-type="string" calcext:value-type="string">
            <text:p>Entrada finca Jenny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8218935146" calcext:value-type="float">
            <text:p>10.8218935146</text:p>
          </table:table-cell>
          <table:table-cell office:value-type="float" office:value="-85.5476564169" calcext:value-type="float">
            <text:p>-85.5476564169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0102-Entrada-Centeno-hasta-pocosol-1988.jpg</text:p>
          </table:table-cell>
          <table:table-cell office:value-type="string" calcext:value-type="string">
            <text:p>Entrada Centeno hasta pocosol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7707480991" calcext:value-type="float">
            <text:p>10.7707480991</text:p>
          </table:table-cell>
          <table:table-cell office:value-type="float" office:value="-85.5985164642" calcext:value-type="float">
            <text:p>-85.5985164642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0103-Centeno-hasta-hacienda-Tempisquito-1988.jpg</text:p>
          </table:table-cell>
          <table:table-cell office:value-type="string" calcext:value-type="string">
            <text:p>Centeno hasta hacienda Tempisquito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7931760087" calcext:value-type="float">
            <text:p>10.7931760087</text:p>
          </table:table-cell>
          <table:table-cell office:value-type="float" office:value="-85.5723381042" calcext:value-type="float">
            <text:p>-85.5723381042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0104-Finca-Jenny-y-centeno-1988.jpg</text:p>
          </table:table-cell>
          <table:table-cell office:value-type="string" calcext:value-type="string">
            <text:p>Finca Jenny y centeno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816276692" calcext:value-type="float">
            <text:p>10.816276692</text:p>
          </table:table-cell>
          <table:table-cell office:value-type="float" office:value="-85.5700206757" calcext:value-type="float">
            <text:p>-85.5700206757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0105-Hacienda-Tempisquito-1988.jpg</text:p>
          </table:table-cell>
          <table:table-cell table:number-columns-repeated="2" office:value-type="string" calcext:value-type="string">
            <text:p>Hacienda Tempisquito</text:p>
          </table:table-cell>
          <table:table-cell office:value-type="float" office:value="10.8268147342" calcext:value-type="float">
            <text:p>10.8268147342</text:p>
          </table:table-cell>
          <table:table-cell office:value-type="float" office:value="-85.5538415909" calcext:value-type="float">
            <text:p>-85.5538415909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0108-Finca-Jenny-1988.jpg</text:p>
          </table:table-cell>
          <table:table-cell office:value-type="string" calcext:value-type="string">
            <text:p>Finca Jenny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824032727" calcext:value-type="float">
            <text:p>10.824032727</text:p>
          </table:table-cell>
          <table:table-cell office:value-type="float" office:value="-85.5519533157" calcext:value-type="float">
            <text:p>-85.5519533157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0109-Las-mesas-de-Santa-Rosa-1988.jpg</text:p>
          </table:table-cell>
          <table:table-cell office:value-type="string" calcext:value-type="string">
            <text:p>Las mesas de Santa Rosa</text:p>
          </table:table-cell>
          <table:table-cell office:value-type="string" calcext:value-type="string">
            <text:p>Sector Santa Rosa</text:p>
          </table:table-cell>
          <table:table-cell office:value-type="float" office:value="10.8772235935" calcext:value-type="float">
            <text:p>10.8772235935</text:p>
          </table:table-cell>
          <table:table-cell office:value-type="float" office:value="-85.6142663956" calcext:value-type="float">
            <text:p>-85.6142663956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0110-Sitio-entre-el-cubano-y-la-interamericana-1988.jpg</text:p>
          </table:table-cell>
          <table:table-cell office:value-type="string" calcext:value-type="string">
            <text:p>Sitio entre el cubano y la interamerican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8243699414" calcext:value-type="float">
            <text:p>10.8243699414</text:p>
          </table:table-cell>
          <table:table-cell office:value-type="float" office:value="-85.5609226227" calcext:value-type="float">
            <text:p>-85.5609226227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0111-Tempisquito-a-centeno-1988.jpg</text:p>
          </table:table-cell>
          <table:table-cell office:value-type="string" calcext:value-type="string">
            <text:p>Tempisquito a centeno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8778136134" calcext:value-type="float">
            <text:p>10.8778136134</text:p>
          </table:table-cell>
          <table:table-cell office:value-type="float" office:value="-85.5728209019" calcext:value-type="float">
            <text:p>-85.5728209019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0112-Llano-Guacimal-1988.jpg</text:p>
          </table:table-cell>
          <table:table-cell office:value-type="string" calcext:value-type="string">
            <text:p>Llano Guacimal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8774975315" calcext:value-type="float">
            <text:p>10.8774975315</text:p>
          </table:table-cell>
          <table:table-cell office:value-type="float" office:value="-85.5905234814" calcext:value-type="float">
            <text:p>-85.5905234814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0113-Cuadro-regeneración-llano-guacimal-1988.jpg</text:p>
          </table:table-cell>
          <table:table-cell office:value-type="string" calcext:value-type="string">
            <text:p>Cuadro regeneración llano Guacimal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8732198564" calcext:value-type="float">
            <text:p>10.8732198564</text:p>
          </table:table-cell>
          <table:table-cell office:value-type="float" office:value="-85.5918109417" calcext:value-type="float">
            <text:p>-85.5918109417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0114-Cuadro-regeneración-llano-guacimal-1988.jpg</text:p>
          </table:table-cell>
          <table:table-cell office:value-type="string" calcext:value-type="string">
            <text:p>Cuadro regeneración llano Guacimal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8737466669" calcext:value-type="float">
            <text:p>10.8737466669</text:p>
          </table:table-cell>
          <table:table-cell office:value-type="float" office:value="-85.5937421322" calcext:value-type="float">
            <text:p>-85.5937421322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0115-Llano-Guacimal-1988.jpg</text:p>
          </table:table-cell>
          <table:table-cell office:value-type="string" calcext:value-type="string">
            <text:p>Llano Guacimal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873493798" calcext:value-type="float">
            <text:p>10.873493798</text:p>
          </table:table-cell>
          <table:table-cell office:value-type="float" office:value="-85.5991494656" calcext:value-type="float">
            <text:p>-85.5991494656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0117-Llano-Guacimal-1988.jpg</text:p>
          </table:table-cell>
          <table:table-cell office:value-type="string" calcext:value-type="string">
            <text:p>Llano Guacimal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8683310097" calcext:value-type="float">
            <text:p>10.8683310097</text:p>
          </table:table-cell>
          <table:table-cell office:value-type="float" office:value="-85.5929481983" calcext:value-type="float">
            <text:p>-85.5929481983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0118-Llano-Guacimal-1988.jpg</text:p>
          </table:table-cell>
          <table:table-cell office:value-type="string" calcext:value-type="string">
            <text:p>Llano Guacimal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8681835001" calcext:value-type="float">
            <text:p>10.8681835001</text:p>
          </table:table-cell>
          <table:table-cell office:value-type="float" office:value="-85.5919396877" calcext:value-type="float">
            <text:p>-85.5919396877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0119-Llano-Guacimal-1988.jpg</text:p>
          </table:table-cell>
          <table:table-cell office:value-type="string" calcext:value-type="string">
            <text:p>Llano Guacimal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867024494" calcext:value-type="float">
            <text:p>10.867024494</text:p>
          </table:table-cell>
          <table:table-cell office:value-type="float" office:value="-85.5924975872" calcext:value-type="float">
            <text:p>-85.5924975872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0120-Llano-Pitaya-1988.jpg</text:p>
          </table:table-cell>
          <table:table-cell office:value-type="string" calcext:value-type="string">
            <text:p>Llano Pitay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8770760884" calcext:value-type="float">
            <text:p>10.8770760884</text:p>
          </table:table-cell>
          <table:table-cell office:value-type="float" office:value="-85.5853736401" calcext:value-type="float">
            <text:p>-85.5853736401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0123-Entrada-linea-electrica-a-Santa-Rosa-1988.jpg</text:p>
          </table:table-cell>
          <table:table-cell office:value-type="string" calcext:value-type="string">
            <text:p>Entrada linea eléctrica a Santa Rosa</text:p>
          </table:table-cell>
          <table:table-cell office:value-type="string" calcext:value-type="string">
            <text:p>Sector Santa Rosa</text:p>
          </table:table-cell>
          <table:table-cell office:value-type="float" office:value="10.8819121121" calcext:value-type="float">
            <text:p>10.8819121121</text:p>
          </table:table-cell>
          <table:table-cell office:value-type="float" office:value="-85.5990260839" calcext:value-type="float">
            <text:p>-85.5990260839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0125-Cuajiniquil-1988.jpg</text:p>
          </table:table-cell>
          <table:table-cell office:value-type="string" calcext:value-type="string">
            <text:p>Cuajiniquíl</text:p>
          </table:table-cell>
          <table:table-cell office:value-type="string" calcext:value-type="string">
            <text:p>Comunidad de Cuajiniquíl</text:p>
          </table:table-cell>
          <table:table-cell office:value-type="float" office:value="10.9438463024" calcext:value-type="float">
            <text:p>10.9438463024</text:p>
          </table:table-cell>
          <table:table-cell office:value-type="float" office:value="-85.6870293617" calcext:value-type="float">
            <text:p>-85.6870293617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0126-Bahía-Cuajiniquil-1988.jpg</text:p>
          </table:table-cell>
          <table:table-cell office:value-type="string" calcext:value-type="string">
            <text:p>Bahía Cuajiniquíl</text:p>
          </table:table-cell>
          <table:table-cell office:value-type="string" calcext:value-type="string">
            <text:p>Comunidad de Cuajiniquíl</text:p>
          </table:table-cell>
          <table:table-cell office:value-type="float" office:value="10.9440569767" calcext:value-type="float">
            <text:p>10.9440569767</text:p>
          </table:table-cell>
          <table:table-cell office:value-type="float" office:value="-85.7125210762" calcext:value-type="float">
            <text:p>-85.7125210762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0127-Mangle-Cuajiniquil-1988.jpg</text:p>
          </table:table-cell>
          <table:table-cell office:value-type="string" calcext:value-type="string">
            <text:p>Mangle Cuajiniquíl</text:p>
          </table:table-cell>
          <table:table-cell office:value-type="string" calcext:value-type="string">
            <text:p>Comunidad de Cuajiniquíl</text:p>
          </table:table-cell>
          <table:table-cell office:value-type="float" office:value="10.9458266348" calcext:value-type="float">
            <text:p>10.9458266348</text:p>
          </table:table-cell>
          <table:table-cell office:value-type="float" office:value="-85.7004189491" calcext:value-type="float">
            <text:p>-85.7004189491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0128-Mangle-Cuajiniquil-1988.jpg</text:p>
          </table:table-cell>
          <table:table-cell office:value-type="string" calcext:value-type="string">
            <text:p>Mangle Cuajiniquíl</text:p>
          </table:table-cell>
          <table:table-cell office:value-type="string" calcext:value-type="string">
            <text:p>Comunidad de Cuajiniquíl</text:p>
          </table:table-cell>
          <table:table-cell office:value-type="float" office:value="10.9469221322" calcext:value-type="float">
            <text:p>10.9469221322</text:p>
          </table:table-cell>
          <table:table-cell office:value-type="float" office:value="-85.6989598274" calcext:value-type="float">
            <text:p>-85.6989598274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0129-Centro-Cuajiniquil-1988.jpg</text:p>
          </table:table-cell>
          <table:table-cell office:value-type="string" calcext:value-type="string">
            <text:p>Centro Cuajiniquíl</text:p>
          </table:table-cell>
          <table:table-cell office:value-type="string" calcext:value-type="string">
            <text:p>Comunidad de Cuajiniquíl</text:p>
          </table:table-cell>
          <table:table-cell office:value-type="float" office:value="10.9440569767" calcext:value-type="float">
            <text:p>10.9440569767</text:p>
          </table:table-cell>
          <table:table-cell office:value-type="float" office:value="-85.6859135628" calcext:value-type="float">
            <text:p>-85.6859135628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0130-Centro-Cuajiniquil-1988.jpg</text:p>
          </table:table-cell>
          <table:table-cell office:value-type="string" calcext:value-type="string">
            <text:p>Centro Cuajiniquíl</text:p>
          </table:table-cell>
          <table:table-cell office:value-type="string" calcext:value-type="string">
            <text:p>Comunidad de Cuajiniquíl</text:p>
          </table:table-cell>
          <table:table-cell office:value-type="float" office:value="10.9440991115" calcext:value-type="float">
            <text:p>10.9440991115</text:p>
          </table:table-cell>
          <table:table-cell office:value-type="float" office:value="-85.6843686104" calcext:value-type="float">
            <text:p>-85.6843686104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0131-Cuajiniquil-al-interior-1988.jpg</text:p>
          </table:table-cell>
          <table:table-cell office:value-type="string" calcext:value-type="string">
            <text:p>Cuajiniquíl al inteRíor</text:p>
          </table:table-cell>
          <table:table-cell office:value-type="string" calcext:value-type="string">
            <text:p>Comunidad de Cuajiniquíl</text:p>
          </table:table-cell>
          <table:table-cell office:value-type="float" office:value="10.9396327851" calcext:value-type="float">
            <text:p>10.9396327851</text:p>
          </table:table-cell>
          <table:table-cell office:value-type="float" office:value="-85.6908917427" calcext:value-type="float">
            <text:p>-85.6908917427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0132-Rio-Cuajiniquil-1988.jpg</text:p>
          </table:table-cell>
          <table:table-cell office:value-type="string" calcext:value-type="string">
            <text:p>Río Cuajiniquíl</text:p>
          </table:table-cell>
          <table:table-cell office:value-type="string" calcext:value-type="string">
            <text:p>Comunidad de Cuajiniquíl</text:p>
          </table:table-cell>
          <table:table-cell office:value-type="float" office:value="10.9421819702" calcext:value-type="float">
            <text:p>10.9421819702</text:p>
          </table:table-cell>
          <table:table-cell office:value-type="float" office:value="-85.6842720509" calcext:value-type="float">
            <text:p>-85.6842720509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0134-Rio-Cuajiniquil-1988.jpg</text:p>
          </table:table-cell>
          <table:table-cell office:value-type="string" calcext:value-type="string">
            <text:p>Río Cuajiniquíl</text:p>
          </table:table-cell>
          <table:table-cell office:value-type="string" calcext:value-type="string">
            <text:p>Comunidad de Cuajiniquíl</text:p>
          </table:table-cell>
          <table:table-cell office:value-type="float" office:value="10.9421187675" calcext:value-type="float">
            <text:p>10.9421187675</text:p>
          </table:table-cell>
          <table:table-cell office:value-type="float" office:value="-85.6830060482" calcext:value-type="float">
            <text:p>-85.6830060482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0135-Casona-Santa-Elena-1988.jpg</text:p>
          </table:table-cell>
          <table:table-cell office:value-type="string" calcext:value-type="string">
            <text:p>Casona Santa Elena</text:p>
          </table:table-cell>
          <table:table-cell office:value-type="string" calcext:value-type="string">
            <text:p>Sector Santa Rosa</text:p>
          </table:table-cell>
          <table:table-cell office:value-type="float" office:value="10.9212716845" calcext:value-type="float">
            <text:p>10.9212716845</text:p>
          </table:table-cell>
          <table:table-cell office:value-type="float" office:value="-85.6103342772" calcext:value-type="float">
            <text:p>-85.6103342772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0136-Rabo-de-mico-1988.jpg</text:p>
          </table:table-cell>
          <table:table-cell office:value-type="string" calcext:value-type="string">
            <text:p>Rabo de mico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9205448017" calcext:value-type="float">
            <text:p>10.9205448017</text:p>
          </table:table-cell>
          <table:table-cell office:value-type="float" office:value="-85.6178927422" calcext:value-type="float">
            <text:p>-85.6178927422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0137-Rabo-de-mico-1988.jpg</text:p>
          </table:table-cell>
          <table:table-cell office:value-type="string" calcext:value-type="string">
            <text:p>Rabo de mico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9238315619" calcext:value-type="float">
            <text:p>10.9238315619</text:p>
          </table:table-cell>
          <table:table-cell office:value-type="float" office:value="-85.6158328056" calcext:value-type="float">
            <text:p>-85.6158328056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0138-Cerro-el-hacha-1988.jpg</text:p>
          </table:table-cell>
          <table:table-cell office:value-type="string" calcext:value-type="string">
            <text:p>Cerro el hach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9870735253" calcext:value-type="float">
            <text:p>10.9870735253</text:p>
          </table:table-cell>
          <table:table-cell office:value-type="float" office:value="-85.5429196358" calcext:value-type="float">
            <text:p>-85.5429196358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0139-Cerro-el-hacha-1988.jpg</text:p>
          </table:table-cell>
          <table:table-cell office:value-type="string" calcext:value-type="string">
            <text:p>Cerro el hach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9839981131" calcext:value-type="float">
            <text:p>10.9839981131</text:p>
          </table:table-cell>
          <table:table-cell office:value-type="float" office:value="-85.5388855934" calcext:value-type="float">
            <text:p>-85.5388855934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0140-Volcán-Orosí-1988.jpg</text:p>
          </table:table-cell>
          <table:table-cell office:value-type="string" calcext:value-type="string">
            <text:p>Volcán Orosí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9798694271" calcext:value-type="float">
            <text:p>10.9798694271</text:p>
          </table:table-cell>
          <table:table-cell office:value-type="float" office:value="-85.4811429977" calcext:value-type="float">
            <text:p>-85.4811429977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0141-Cerro-el-hacha-1988.jpg</text:p>
          </table:table-cell>
          <table:table-cell office:value-type="string" calcext:value-type="string">
            <text:p>Cerro el hach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9962995696" calcext:value-type="float">
            <text:p>10.9962995696</text:p>
          </table:table-cell>
          <table:table-cell office:value-type="float" office:value="-85.4994249344" calcext:value-type="float">
            <text:p>-85.4994249344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0142-El-hacha-de-gallegos-1988.jpg</text:p>
          </table:table-cell>
          <table:table-cell office:value-type="string" calcext:value-type="string">
            <text:p>El hacha de gallegos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9900646489" calcext:value-type="float">
            <text:p>10.9900646489</text:p>
          </table:table-cell>
          <table:table-cell office:value-type="float" office:value="-85.541009903" calcext:value-type="float">
            <text:p>-85.541009903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0143-El-hacha-de-gallegos-1988.jpg</text:p>
          </table:table-cell>
          <table:table-cell office:value-type="string" calcext:value-type="string">
            <text:p>El hacha de gallegos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9863573362" calcext:value-type="float">
            <text:p>10.9863573362</text:p>
          </table:table-cell>
          <table:table-cell office:value-type="float" office:value="-85.5418682098" calcext:value-type="float">
            <text:p>-85.5418682098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0144-Corrales-de-el-hacha-1988.jpg</text:p>
          </table:table-cell>
          <table:table-cell office:value-type="string" calcext:value-type="string">
            <text:p>Corrales de el hach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9997539959" calcext:value-type="float">
            <text:p>10.9997539959</text:p>
          </table:table-cell>
          <table:table-cell office:value-type="float" office:value="-85.5063772202" calcext:value-type="float">
            <text:p>-85.5063772202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0145-Cerro-el-hacha-1988.jpg</text:p>
          </table:table-cell>
          <table:table-cell office:value-type="string" calcext:value-type="string">
            <text:p>Cerro el hach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9994169805" calcext:value-type="float">
            <text:p>10.9994169805</text:p>
          </table:table-cell>
          <table:table-cell office:value-type="float" office:value="-85.5098104477" calcext:value-type="float">
            <text:p>-85.5098104477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0146-Cerro-el-hacha-1988.jpg</text:p>
          </table:table-cell>
          <table:table-cell office:value-type="string" calcext:value-type="string">
            <text:p>Cerro el hach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9935191482" calcext:value-type="float">
            <text:p>10.9935191482</text:p>
          </table:table-cell>
          <table:table-cell office:value-type="float" office:value="-85.5269765854" calcext:value-type="float">
            <text:p>-85.5269765854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0147-Cerro-el-hacha-1988.jpg</text:p>
          </table:table-cell>
          <table:table-cell office:value-type="string" calcext:value-type="string">
            <text:p>Cerro el hach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9891378251" calcext:value-type="float">
            <text:p>10.9891378251</text:p>
          </table:table-cell>
          <table:table-cell office:value-type="float" office:value="-85.5365896225" calcext:value-type="float">
            <text:p>-85.5365896225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0148-Cerro-el-hacha-1988.jpg</text:p>
          </table:table-cell>
          <table:table-cell office:value-type="string" calcext:value-type="string">
            <text:p>Cerro el hach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9842508879" calcext:value-type="float">
            <text:p>10.9842508879</text:p>
          </table:table-cell>
          <table:table-cell office:value-type="float" office:value="-85.5305814743" calcext:value-type="float">
            <text:p>-85.5305814743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0149-Cerro-el-hacha-1988.jpg</text:p>
          </table:table-cell>
          <table:table-cell office:value-type="string" calcext:value-type="string">
            <text:p>Cerro el hach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9840823714" calcext:value-type="float">
            <text:p>10.9840823714</text:p>
          </table:table-cell>
          <table:table-cell office:value-type="float" office:value="-85.5210542679" calcext:value-type="float">
            <text:p>-85.5210542679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0150-Cerro-el-hacha-1988.jpg</text:p>
          </table:table-cell>
          <table:table-cell office:value-type="string" calcext:value-type="string">
            <text:p>Cerro el hach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9808805392" calcext:value-type="float">
            <text:p>10.9808805392</text:p>
          </table:table-cell>
          <table:table-cell office:value-type="float" office:value="-85.5114412308" calcext:value-type="float">
            <text:p>-85.5114412308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0151-Cerro-el-hacha-1988.jpg</text:p>
          </table:table-cell>
          <table:table-cell office:value-type="string" calcext:value-type="string">
            <text:p>Cerro el hacha</text:p>
          </table:table-cell>
          <table:table-cell office:value-type="string" calcext:value-type="string">
            <text:p>Parque Nacional Guanacaste</text:p>
          </table:table-cell>
          <table:table-cell office:value-type="float" office:value="10.9826499771" calcext:value-type="float">
            <text:p>10.9826499771</text:p>
          </table:table-cell>
          <table:table-cell office:value-type="float" office:value="-85.5068063736" calcext:value-type="float">
            <text:p>-85.5068063736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0152-Casa-Caferino-1988.jpg</text:p>
          </table:table-cell>
          <table:table-cell office:value-type="string" calcext:value-type="string">
            <text:p>Casa Caferino</text:p>
          </table:table-cell>
          <table:table-cell office:value-type="string" calcext:value-type="string">
            <text:p>Parque Nacional Guanacaste</text:p>
          </table:table-cell>
          <table:table-cell office:value-type="float" office:value="11.0178785387" calcext:value-type="float">
            <text:p>11.0178785387</text:p>
          </table:table-cell>
          <table:table-cell office:value-type="float" office:value="-85.597910285" calcext:value-type="float">
            <text:p>-85.597910285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0153-Casa-Gallegos-y-Caferino-1988.jpg</text:p>
          </table:table-cell>
          <table:table-cell office:value-type="string" calcext:value-type="string">
            <text:p>Casa Gallegos y Caferino</text:p>
          </table:table-cell>
          <table:table-cell office:value-type="string" calcext:value-type="string">
            <text:p>Parque Nacional Guanacaste</text:p>
          </table:table-cell>
          <table:table-cell office:value-type="float" office:value="11.0188368652" calcext:value-type="float">
            <text:p>11.0188368652</text:p>
          </table:table-cell>
          <table:table-cell office:value-type="float" office:value="-85.5968695879" calcext:value-type="float">
            <text:p>-85.5968695879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0154-Casa-Gallegos-y-Caferino-1988.jpg</text:p>
          </table:table-cell>
          <table:table-cell office:value-type="string" calcext:value-type="string">
            <text:p>Casa Gallegos y Caferino</text:p>
          </table:table-cell>
          <table:table-cell office:value-type="string" calcext:value-type="string">
            <text:p>Parque Nacional Guanacaste</text:p>
          </table:table-cell>
          <table:table-cell office:value-type="float" office:value="11.0174362331" calcext:value-type="float">
            <text:p>11.0174362331</text:p>
          </table:table-cell>
          <table:table-cell office:value-type="float" office:value="-85.5969876051" calcext:value-type="float">
            <text:p>-85.5969876051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0155-Pista-Murciélago-1988.jpg</text:p>
          </table:table-cell>
          <table:table-cell office:value-type="string" calcext:value-type="string">
            <text:p>Pista Murciélago</text:p>
          </table:table-cell>
          <table:table-cell office:value-type="string" calcext:value-type="string">
            <text:p>Sector Santa Rosa</text:p>
          </table:table-cell>
          <table:table-cell office:value-type="float" office:value="10.9115270936" calcext:value-type="float">
            <text:p>10.9115270936</text:p>
          </table:table-cell>
          <table:table-cell office:value-type="float" office:value="-85.7187438011" calcext:value-type="float">
            <text:p>-85.7187438011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0156-Salinera-y-pista-Murciélago-1988.jpg</text:p>
          </table:table-cell>
          <table:table-cell office:value-type="string" calcext:value-type="string">
            <text:p>Salinera y pista Murciélago</text:p>
          </table:table-cell>
          <table:table-cell office:value-type="string" calcext:value-type="string">
            <text:p>Sector Santa Rosa</text:p>
          </table:table-cell>
          <table:table-cell office:value-type="float" office:value="10.9058066065" calcext:value-type="float">
            <text:p>10.9058066065</text:p>
          </table:table-cell>
          <table:table-cell office:value-type="float" office:value="-85.7197898626" calcext:value-type="float">
            <text:p>-85.7197898626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0157-Pista-Murciélago-1988.jpg</text:p>
          </table:table-cell>
          <table:table-cell office:value-type="string" calcext:value-type="string">
            <text:p>Pista Murciélago</text:p>
          </table:table-cell>
          <table:table-cell office:value-type="string" calcext:value-type="string">
            <text:p>Sector Santa Rosa</text:p>
          </table:table-cell>
          <table:table-cell office:value-type="float" office:value="10.9146875365" calcext:value-type="float">
            <text:p>10.9146875365</text:p>
          </table:table-cell>
          <table:table-cell office:value-type="float" office:value="-85.7172417641" calcext:value-type="float">
            <text:p>-85.7172417641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0158-Bahía-Santa-Elena-1988.jpg</text:p>
          </table:table-cell>
          <table:table-cell office:value-type="string" calcext:value-type="string">
            <text:p>Bahía Santa Elena</text:p>
          </table:table-cell>
          <table:table-cell office:value-type="string" calcext:value-type="string">
            <text:p>Sector Santa Rosa</text:p>
          </table:table-cell>
          <table:table-cell office:value-type="float" office:value="10.9238315619" calcext:value-type="float">
            <text:p>10.9238315619</text:p>
          </table:table-cell>
          <table:table-cell office:value-type="float" office:value="-85.8007764816" calcext:value-type="float">
            <text:p>-85.8007764816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0159-Bahía-Santa-Elena-1988.jpg</text:p>
          </table:table-cell>
          <table:table-cell office:value-type="string" calcext:value-type="string">
            <text:p>Bahía Santa Elena</text:p>
          </table:table-cell>
          <table:table-cell office:value-type="string" calcext:value-type="string">
            <text:p>Sector Santa Rosa</text:p>
          </table:table-cell>
          <table:table-cell office:value-type="float" office:value="10.9123698816" calcext:value-type="float">
            <text:p>10.9123698816</text:p>
          </table:table-cell>
          <table:table-cell office:value-type="float" office:value="-85.7950258255" calcext:value-type="float">
            <text:p>-85.7950258255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0160-Playa-Blanca-a-Bahía-Santa-Elena-1988.jpg</text:p>
          </table:table-cell>
          <table:table-cell office:value-type="string" calcext:value-type="string">
            <text:p>Playa Blanca a Bahía Santa Elena</text:p>
          </table:table-cell>
          <table:table-cell office:value-type="string" calcext:value-type="string">
            <text:p>Sector Santa Rosa</text:p>
          </table:table-cell>
          <table:table-cell office:value-type="float" office:value="10.947427745" calcext:value-type="float">
            <text:p>10.947427745</text:p>
          </table:table-cell>
          <table:table-cell office:value-type="float" office:value="-85.8433055878" calcext:value-type="float">
            <text:p>-85.8433055878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0161-Playa-Blanca-a-Bahía-Santa-Elena-1988.jpg</text:p>
          </table:table-cell>
          <table:table-cell office:value-type="string" calcext:value-type="string">
            <text:p>Playa Blanca a Bahía Santa Elena</text:p>
          </table:table-cell>
          <table:table-cell office:value-type="string" calcext:value-type="string">
            <text:p>Sector Santa Rosa</text:p>
          </table:table-cell>
          <table:table-cell office:value-type="float" office:value="10.9513040812" calcext:value-type="float">
            <text:p>10.9513040812</text:p>
          </table:table-cell>
          <table:table-cell office:value-type="float" office:value="-85.8669948578" calcext:value-type="float">
            <text:p>-85.8669948578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0162-Playa-Blanca-hasta-Murciélago-1988.jpg</text:p>
          </table:table-cell>
          <table:table-cell office:value-type="string" calcext:value-type="string">
            <text:p>Playa Blanca hasta Murciélago</text:p>
          </table:table-cell>
          <table:table-cell office:value-type="string" calcext:value-type="string">
            <text:p>Sector Santa Rosa</text:p>
          </table:table-cell>
          <table:table-cell office:value-type="float" office:value="10.9472592075" calcext:value-type="float">
            <text:p>10.9472592075</text:p>
          </table:table-cell>
          <table:table-cell office:value-type="float" office:value="-85.8240795135" calcext:value-type="float">
            <text:p>-85.8240795135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0163-Playa-Blanca-1988.jpg</text:p>
          </table:table-cell>
          <table:table-cell office:value-type="string" calcext:value-type="string">
            <text:p>Playa Blanca</text:p>
          </table:table-cell>
          <table:table-cell office:value-type="string" calcext:value-type="string">
            <text:p>Sector Santa Rosa</text:p>
          </table:table-cell>
          <table:table-cell office:value-type="float" office:value="10.9390007523" calcext:value-type="float">
            <text:p>10.9390007523</text:p>
          </table:table-cell>
          <table:table-cell office:value-type="float" office:value="-85.8596134186" calcext:value-type="float">
            <text:p>-85.8596134186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0164-Playa-Blanca-1988.jpg</text:p>
          </table:table-cell>
          <table:table-cell office:value-type="string" calcext:value-type="string">
            <text:p>Playa Blanca</text:p>
          </table:table-cell>
          <table:table-cell office:value-type="string" calcext:value-type="string">
            <text:p>Sector Santa Rosa</text:p>
          </table:table-cell>
          <table:table-cell office:value-type="float" office:value="10.9310791607" calcext:value-type="float">
            <text:p>10.9310791607</text:p>
          </table:table-cell>
          <table:table-cell office:value-type="float" office:value="-85.8587551117" calcext:value-type="float">
            <text:p>-85.8587551117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0165-Fila-Playa-Blanca-1988.jpg</text:p>
          </table:table-cell>
          <table:table-cell office:value-type="string" calcext:value-type="string">
            <text:p>Fila Playa Blanca</text:p>
          </table:table-cell>
          <table:table-cell office:value-type="string" calcext:value-type="string">
            <text:p>Sector Santa Rosa</text:p>
          </table:table-cell>
          <table:table-cell office:value-type="float" office:value="10.9420344973" calcext:value-type="float">
            <text:p>10.9420344973</text:p>
          </table:table-cell>
          <table:table-cell office:value-type="float" office:value="-85.8645915985" calcext:value-type="float">
            <text:p>-85.8645915985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0166-Fila-Playa-Blanca-1988.jpg</text:p>
          </table:table-cell>
          <table:table-cell office:value-type="string" calcext:value-type="string">
            <text:p>Fila Playa Blanca</text:p>
          </table:table-cell>
          <table:table-cell office:value-type="string" calcext:value-type="string">
            <text:p>Sector Santa Rosa</text:p>
          </table:table-cell>
          <table:table-cell office:value-type="float" office:value="10.9506299394" calcext:value-type="float">
            <text:p>10.9506299394</text:p>
          </table:table-cell>
          <table:table-cell office:value-type="float" office:value="-85.8817577362" calcext:value-type="float">
            <text:p>-85.8817577362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0167-Fila-Playa-Blanca-1988.jpg</text:p>
          </table:table-cell>
          <table:table-cell office:value-type="string" calcext:value-type="string">
            <text:p>Fila Playa Blanca</text:p>
          </table:table-cell>
          <table:table-cell office:value-type="string" calcext:value-type="string">
            <text:p>Sector Santa Rosa</text:p>
          </table:table-cell>
          <table:table-cell office:value-type="float" office:value="10.950124332" calcext:value-type="float">
            <text:p>10.950124332</text:p>
          </table:table-cell>
          <table:table-cell office:value-type="float" office:value="-85.888967514" calcext:value-type="float">
            <text:p>-85.888967514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0168-Punta-Respingue-1988.jpg</text:p>
          </table:table-cell>
          <table:table-cell office:value-type="string" calcext:value-type="string">
            <text:p>Punta Respingue</text:p>
          </table:table-cell>
          <table:table-cell office:value-type="string" calcext:value-type="string">
            <text:p>Sector Santa Rosa</text:p>
          </table:table-cell>
          <table:table-cell office:value-type="float" office:value="10.8565721626" calcext:value-type="float">
            <text:p>10.8565721626</text:p>
          </table:table-cell>
          <table:table-cell office:value-type="float" office:value="-85.853304863" calcext:value-type="float">
            <text:p>-85.853304863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0169-Rio-Potrero-Grande-1988.jpg</text:p>
          </table:table-cell>
          <table:table-cell office:value-type="string" calcext:value-type="string">
            <text:p>Río Potrero Grande</text:p>
          </table:table-cell>
          <table:table-cell office:value-type="string" calcext:value-type="string">
            <text:p>Sector Santa Rosa</text:p>
          </table:table-cell>
          <table:table-cell office:value-type="float" office:value="10.8532846602" calcext:value-type="float">
            <text:p>10.8532846602</text:p>
          </table:table-cell>
          <table:table-cell office:value-type="float" office:value="-85.7874941826" calcext:value-type="float">
            <text:p>-85.7874941826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0170-Rio-Potrero-Grande-1988.jpg</text:p>
          </table:table-cell>
          <table:table-cell office:value-type="string" calcext:value-type="string">
            <text:p>Río Potrero Grande</text:p>
          </table:table-cell>
          <table:table-cell office:value-type="string" calcext:value-type="string">
            <text:p>Sector Santa Rosa</text:p>
          </table:table-cell>
          <table:table-cell office:value-type="float" office:value="10.8559610271" calcext:value-type="float">
            <text:p>10.8559610271</text:p>
          </table:table-cell>
          <table:table-cell office:value-type="float" office:value="-85.7927405834" calcext:value-type="float">
            <text:p>-85.7927405834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0171-Finca-Rosa-Maria-1988.jpg</text:p>
          </table:table-cell>
          <table:table-cell office:value-type="string" calcext:value-type="string">
            <text:p>Finca Rosa María</text:p>
          </table:table-cell>
          <table:table-cell office:value-type="string" calcext:value-type="string">
            <text:p>Sector Santa Rosa</text:p>
          </table:table-cell>
          <table:table-cell office:value-type="float" office:value="10.8225890238" calcext:value-type="float">
            <text:p>10.8225890238</text:p>
          </table:table-cell>
          <table:table-cell office:value-type="float" office:value="-85.6143441796" calcext:value-type="float">
            <text:p>-85.6143441796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0172-Rosa-Maria-y-rio-poza-salada-1988.jpg</text:p>
          </table:table-cell>
          <table:table-cell office:value-type="string" calcext:value-type="string">
            <text:p>Rosa María y Río poza salada</text:p>
          </table:table-cell>
          <table:table-cell office:value-type="string" calcext:value-type="string">
            <text:p>Sector Santa Rosa</text:p>
          </table:table-cell>
          <table:table-cell office:value-type="float" office:value="10.8198175155" calcext:value-type="float">
            <text:p>10.8198175155</text:p>
          </table:table-cell>
          <table:table-cell office:value-type="float" office:value="-85.6327199936" calcext:value-type="float">
            <text:p>-85.6327199936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0173-Pista-Rosa-Maria-1988.jpg</text:p>
          </table:table-cell>
          <table:table-cell office:value-type="string" calcext:value-type="string">
            <text:p>Pista Rosa María</text:p>
          </table:table-cell>
          <table:table-cell office:value-type="string" calcext:value-type="string">
            <text:p>Sector Santa Rosa</text:p>
          </table:table-cell>
          <table:table-cell office:value-type="float" office:value="10.8250022173" calcext:value-type="float">
            <text:p>10.8250022173</text:p>
          </table:table-cell>
          <table:table-cell office:value-type="float" office:value="-85.6145775318" calcext:value-type="float">
            <text:p>-85.6145775318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0174-Casona-Rosa-Maria-1988.jpg</text:p>
          </table:table-cell>
          <table:table-cell office:value-type="string" calcext:value-type="string">
            <text:p>Casona Rosa María</text:p>
          </table:table-cell>
          <table:table-cell office:value-type="string" calcext:value-type="string">
            <text:p>Sector Santa Rosa</text:p>
          </table:table-cell>
          <table:table-cell office:value-type="float" office:value="10.8228182253" calcext:value-type="float">
            <text:p>10.8228182253</text:p>
          </table:table-cell>
          <table:table-cell office:value-type="float" office:value="-85.614670068" calcext:value-type="float">
            <text:p>-85.614670068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0175-Pista-Rosa-Maria-1988.jpg</text:p>
          </table:table-cell>
          <table:table-cell office:value-type="string" calcext:value-type="string">
            <text:p>Pista Rosa María</text:p>
          </table:table-cell>
          <table:table-cell office:value-type="string" calcext:value-type="string">
            <text:p>Sector Santa Rosa</text:p>
          </table:table-cell>
          <table:table-cell office:value-type="float" office:value="10.8253078168" calcext:value-type="float">
            <text:p>10.8253078168</text:p>
          </table:table-cell>
          <table:table-cell office:value-type="float" office:value="-85.6143146753" calcext:value-type="float">
            <text:p>-85.6143146753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0176-Rosa-Maria-hasta-playa-naranjo-1988.jpg</text:p>
          </table:table-cell>
          <table:table-cell office:value-type="string" calcext:value-type="string">
            <text:p>Rosa María hasta playa Naranjo</text:p>
          </table:table-cell>
          <table:table-cell office:value-type="string" calcext:value-type="string">
            <text:p>Sector Santa Rosa</text:p>
          </table:table-cell>
          <table:table-cell office:value-type="float" office:value="10.8054853532" calcext:value-type="float">
            <text:p>10.8054853532</text:p>
          </table:table-cell>
          <table:table-cell office:value-type="float" office:value="-85.6402301788" calcext:value-type="float">
            <text:p>-85.6402301788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0177-Límite-Rosa-Maria-con-Santa-Rosa-1988.jpg</text:p>
          </table:table-cell>
          <table:table-cell office:value-type="string" calcext:value-type="string">
            <text:p>Límite Rosa María con Santa Rosa</text:p>
          </table:table-cell>
          <table:table-cell office:value-type="string" calcext:value-type="string">
            <text:p>Sector Santa Rosa</text:p>
          </table:table-cell>
          <table:table-cell office:value-type="float" office:value="10.7976445277" calcext:value-type="float">
            <text:p>10.7976445277</text:p>
          </table:table-cell>
          <table:table-cell office:value-type="float" office:value="-85.6389641762" calcext:value-type="float">
            <text:p>-85.6389641762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0178-Rosa-Maria-1988.jpg</text:p>
          </table:table-cell>
          <table:table-cell office:value-type="string" calcext:value-type="string">
            <text:p>Rosa María</text:p>
          </table:table-cell>
          <table:table-cell office:value-type="string" calcext:value-type="string">
            <text:p>Sector Santa Rosa</text:p>
          </table:table-cell>
          <table:table-cell office:value-type="float" office:value="10.8204076487" calcext:value-type="float">
            <text:p>10.8204076487</text:p>
          </table:table-cell>
          <table:table-cell office:value-type="float" office:value="-85.6124532223" calcext:value-type="float">
            <text:p>-85.6124532223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0179-Rosa-Maria-1988.jpg</text:p>
          </table:table-cell>
          <table:table-cell office:value-type="string" calcext:value-type="string">
            <text:p>Rosa María</text:p>
          </table:table-cell>
          <table:table-cell office:value-type="string" calcext:value-type="string">
            <text:p>Sector Santa Rosa</text:p>
          </table:table-cell>
          <table:table-cell office:value-type="float" office:value="10.8218408244" calcext:value-type="float">
            <text:p>10.8218408244</text:p>
          </table:table-cell>
          <table:table-cell office:value-type="float" office:value="-85.6091487408" calcext:value-type="float">
            <text:p>-85.6091487408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0180-Rosa-Maria-1988.jpg</text:p>
          </table:table-cell>
          <table:table-cell office:value-type="string" calcext:value-type="string">
            <text:p>Rosa María</text:p>
          </table:table-cell>
          <table:table-cell office:value-type="string" calcext:value-type="string">
            <text:p>Sector Santa Rosa</text:p>
          </table:table-cell>
          <table:table-cell office:value-type="float" office:value="10.8192906099" calcext:value-type="float">
            <text:p>10.8192906099</text:p>
          </table:table-cell>
          <table:table-cell office:value-type="float" office:value="-85.608741045" calcext:value-type="float">
            <text:p>-85.608741045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0181-La-Esperanza-1988.jpg</text:p>
          </table:table-cell>
          <table:table-cell office:value-type="string" calcext:value-type="string">
            <text:p>La Esperanza</text:p>
          </table:table-cell>
          <table:table-cell office:value-type="string" calcext:value-type="string">
            <text:p>Sector Santa Rosa</text:p>
          </table:table-cell>
          <table:table-cell office:value-type="float" office:value="10.7939348185" calcext:value-type="float">
            <text:p>10.7939348185</text:p>
          </table:table-cell>
          <table:table-cell office:value-type="float" office:value="-85.5418467522" calcext:value-type="float">
            <text:p>-85.5418467522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0182-La-Esperanza-casa-conejo-1988.jpg</text:p>
          </table:table-cell>
          <table:table-cell office:value-type="string" calcext:value-type="string">
            <text:p>La Esperanza casa conejo</text:p>
          </table:table-cell>
          <table:table-cell office:value-type="string" calcext:value-type="string">
            <text:p>Sector Santa Rosa</text:p>
          </table:table-cell>
          <table:table-cell office:value-type="float" office:value="10.7905175245" calcext:value-type="float">
            <text:p>10.7905175245</text:p>
          </table:table-cell>
          <table:table-cell office:value-type="float" office:value="-85.5492053926" calcext:value-type="float">
            <text:p>-85.5492053926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0183-La-Esperanza-al-bejuco-1988.jpg</text:p>
          </table:table-cell>
          <table:table-cell office:value-type="string" calcext:value-type="string">
            <text:p>La Esperanza al bejuco</text:p>
          </table:table-cell>
          <table:table-cell office:value-type="string" calcext:value-type="string">
            <text:p>Sector Santa Rosa</text:p>
          </table:table-cell>
          <table:table-cell office:value-type="float" office:value="10.7929230716" calcext:value-type="float">
            <text:p>10.7929230716</text:p>
          </table:table-cell>
          <table:table-cell office:value-type="float" office:value="-85.5458700657" calcext:value-type="float">
            <text:p>-85.5458700657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0184-La-Esperanza-1988.jpg</text:p>
          </table:table-cell>
          <table:table-cell office:value-type="string" calcext:value-type="string">
            <text:p>La Esperanza</text:p>
          </table:table-cell>
          <table:table-cell office:value-type="string" calcext:value-type="string">
            <text:p>Sector Santa Rosa</text:p>
          </table:table-cell>
          <table:table-cell office:value-type="float" office:value="10.7931760087" calcext:value-type="float">
            <text:p>10.7931760087</text:p>
          </table:table-cell>
          <table:table-cell office:value-type="float" office:value="-85.5387032032" calcext:value-type="float">
            <text:p>-85.5387032032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0185-La-Esperanza-1988.jpg</text:p>
          </table:table-cell>
          <table:table-cell office:value-type="string" calcext:value-type="string">
            <text:p>La Esperanza</text:p>
          </table:table-cell>
          <table:table-cell office:value-type="string" calcext:value-type="string">
            <text:p>Sector Santa Rosa</text:p>
          </table:table-cell>
          <table:table-cell office:value-type="float" office:value="10.7922485719" calcext:value-type="float">
            <text:p>10.7922485719</text:p>
          </table:table-cell>
          <table:table-cell office:value-type="float" office:value="-85.539304018" calcext:value-type="float">
            <text:p>-85.539304018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0186-La-Esperanza-1988.jpg</text:p>
          </table:table-cell>
          <table:table-cell office:value-type="string" calcext:value-type="string">
            <text:p>La Esperanza</text:p>
          </table:table-cell>
          <table:table-cell office:value-type="string" calcext:value-type="string">
            <text:p>Sector Santa Rosa</text:p>
          </table:table-cell>
          <table:table-cell office:value-type="float" office:value="10.7911735847" calcext:value-type="float">
            <text:p>10.7911735847</text:p>
          </table:table-cell>
          <table:table-cell office:value-type="float" office:value="-85.5385315418" calcext:value-type="float">
            <text:p>-85.5385315418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0187-Rosa-Maria-con-bejuco-1988.jpg</text:p>
          </table:table-cell>
          <table:table-cell office:value-type="string" calcext:value-type="string">
            <text:p>Rosa María con bejuco</text:p>
          </table:table-cell>
          <table:table-cell office:value-type="string" calcext:value-type="string">
            <text:p>Sector Santa Rosa</text:p>
          </table:table-cell>
          <table:table-cell office:value-type="float" office:value="10.8146748772" calcext:value-type="float">
            <text:p>10.8146748772</text:p>
          </table:table-cell>
          <table:table-cell office:value-type="float" office:value="-85.6047391891" calcext:value-type="float">
            <text:p>-85.6047391891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0188-Camino-Quebrador-a-bejuco-1988.jpg</text:p>
          </table:table-cell>
          <table:table-cell office:value-type="string" calcext:value-type="string">
            <text:p>Camino Quebrador a bejuco</text:p>
          </table:table-cell>
          <table:table-cell office:value-type="string" calcext:value-type="string">
            <text:p>Sector Santa Rosa</text:p>
          </table:table-cell>
          <table:table-cell office:value-type="float" office:value="10.7947990162" calcext:value-type="float">
            <text:p>10.7947990162</text:p>
          </table:table-cell>
          <table:table-cell office:value-type="float" office:value="-85.5391323566" calcext:value-type="float">
            <text:p>-85.5391323566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0189-Casco-Horizontes-1988.jpg</text:p>
          </table:table-cell>
          <table:table-cell office:value-type="string" calcext:value-type="string">
            <text:p>Casco Horizontes</text:p>
          </table:table-cell>
          <table:table-cell office:value-type="string" calcext:value-type="string">
            <text:p>Estación Experimental Forestal Horizontes</text:p>
          </table:table-cell>
          <table:table-cell office:value-type="float" office:value="10.6893907795" calcext:value-type="float">
            <text:p>10.6893907795</text:p>
          </table:table-cell>
          <table:table-cell office:value-type="float" office:value="-85.5806314945" calcext:value-type="float">
            <text:p>-85.5806314945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0190-Casco-Horizontes-1988.jpg</text:p>
          </table:table-cell>
          <table:table-cell office:value-type="string" calcext:value-type="string">
            <text:p>Casco Horizontes</text:p>
          </table:table-cell>
          <table:table-cell office:value-type="string" calcext:value-type="string">
            <text:p>Estación Experimental Forestal Horizontes</text:p>
          </table:table-cell>
          <table:table-cell office:value-type="float" office:value="10.6900022532" calcext:value-type="float">
            <text:p>10.6900022532</text:p>
          </table:table-cell>
          <table:table-cell office:value-type="float" office:value="-85.5778205395" calcext:value-type="float">
            <text:p>-85.5778205395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0191-Carbonal-sur-1988.jpg</text:p>
          </table:table-cell>
          <table:table-cell office:value-type="string" calcext:value-type="string">
            <text:p>Carbonal sur</text:p>
          </table:table-cell>
          <table:table-cell office:value-type="string" calcext:value-type="string">
            <text:p>Sector Santa Rosa</text:p>
          </table:table-cell>
          <table:table-cell office:value-type="float" office:value="10.7509325788" calcext:value-type="float">
            <text:p>10.7509325788</text:p>
          </table:table-cell>
          <table:table-cell office:value-type="float" office:value="-85.6597352028" calcext:value-type="float">
            <text:p>-85.6597352028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0192-Casco-Horizontes-1988.jpg</text:p>
          </table:table-cell>
          <table:table-cell office:value-type="string" calcext:value-type="string">
            <text:p>Casco Horizontes</text:p>
          </table:table-cell>
          <table:table-cell office:value-type="string" calcext:value-type="string">
            <text:p>Estación Experimental Forestal Horizontes</text:p>
          </table:table-cell>
          <table:table-cell office:value-type="float" office:value="10.7155987006" calcext:value-type="float">
            <text:p>10.7155987006</text:p>
          </table:table-cell>
          <table:table-cell office:value-type="float" office:value="-85.6344795227" calcext:value-type="float">
            <text:p>-85.6344795227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 table:number-rows-repeated="104839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21:12:05.77277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6T21:12:37.019387000</dc:date>
    <dc:creator>Federico Matarrita</dc:creator>
    <meta:generator>LibreOffice/4.2.5.2$MacOSX_x86 LibreOffice_project/61cb170a04bb1f12e77c884eab9192be736ec5f5</meta:generator>
    <meta:editing-duration>PT18M20S</meta:editing-duration>
    <meta:editing-cycles>4</meta:editing-cycles>
    <meta:document-statistic meta:table-count="1" meta:cell-count="1239" meta:object-count="0"/>
  </office:meta>
</office:document-meta>
</file>